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546" calcext:value-type="float">
            <text:p>13546</text:p>
          </table:table-cell>
          <table:table-cell table:style-name="ce35" table:formula="of:=[.E77]" office:value-type="float" office:value="5454" calcext:value-type="float">
            <text:p>5454</text:p>
          </table:table-cell>
          <table:table-cell table:style-name="ce47"/>
          <table:table-cell table:style-name="ce92" table:formula="of:=[.H77]" office:value-type="float" office:value="12441" calcext:value-type="float">
            <text:p>12441</text:p>
          </table:table-cell>
          <table:table-cell table:style-name="ce41" table:formula="of:=[.I77]" office:value-type="float" office:value="6559" calcext:value-type="float">
            <text:p>6559</text:p>
          </table:table-cell>
          <table:table-cell table:style-name="ce4"/>
          <table:table-cell/>
          <table:table-cell table:style-name="Default" office:value-type="float" office:value="-0.255952380952381" calcext:value-type="float">
            <text:p>-0.255952380952381</text:p>
          </table:table-cell>
          <table:table-cell table:formula="of:=[.AH8]*1000" office:value-type="float" office:value="-255.952380952381" calcext:value-type="float">
            <text:p>-255.952380952381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/>
          <table:table-cell table:style-name="Default" office:value-type="float" office:value="-0.0520954808487187" calcext:value-type="float">
            <text:p>-0.052095480848719</text:p>
          </table:table-cell>
          <table:table-cell table:formula="of:=[.AH9]*1000" office:value-type="float" office:value="-52.0954808487187" calcext:value-type="float">
            <text:p>-52.0954808487187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5684" calcext:value-type="float">
            <text:p>15684</text:p>
          </table:table-cell>
          <table:table-cell table:style-name="ce35" table:formula="of:=[.E40]" office:value-type="float" office:value="3316" calcext:value-type="float">
            <text:p>3316</text:p>
          </table:table-cell>
          <table:table-cell table:style-name="ce47"/>
          <table:table-cell table:style-name="ce41" table:formula="of:=[.H40]" office:value-type="float" office:value="8628" calcext:value-type="float">
            <text:p>8628</text:p>
          </table:table-cell>
          <table:table-cell table:style-name="ce31" table:formula="of:=[.I40]" office:value-type="float" office:value="10372" calcext:value-type="float">
            <text:p>10372</text:p>
          </table:table-cell>
          <table:table-cell table:style-name="ce4"/>
          <table:table-cell/>
          <table:table-cell table:style-name="Default" office:value-type="float" office:value="-0.0247729986834217" calcext:value-type="float">
            <text:p>-0.024772998683422</text:p>
          </table:table-cell>
          <table:table-cell table:formula="of:=[.AH10]*1000" office:value-type="float" office:value="-24.7729986834217" calcext:value-type="float">
            <text:p>-24.7729986834217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/>
          <table:table-cell table:style-name="Default" office:value-type="float" office:value="-0.0661230056815736" calcext:value-type="float">
            <text:p>-0.066123005681574</text:p>
          </table:table-cell>
          <table:table-cell table:formula="of:=[.AH11]*1000" office:value-type="float" office:value="-66.1230056815736" calcext:value-type="float">
            <text:p>-66.1230056815736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30" calcext:value-type="float">
            <text:p>9930</text:p>
          </table:table-cell>
          <table:table-cell table:style-name="ce41" table:formula="of:=[.O40]" office:value-type="float" office:value="9070" calcext:value-type="float">
            <text:p>9070</text:p>
          </table:table-cell>
          <table:table-cell table:style-name="ce47"/>
          <table:table-cell table:style-name="ce92" table:formula="of:=[.T40]" office:value-type="float" office:value="12452" calcext:value-type="float">
            <text:p>12452</text:p>
          </table:table-cell>
          <table:table-cell table:style-name="ce41" table:formula="of:=[.S40]" office:value-type="float" office:value="6548" calcext:value-type="float">
            <text:p>6548</text:p>
          </table:table-cell>
          <table:table-cell table:style-name="ce4"/>
          <table:table-cell/>
          <table:table-cell table:style-name="Default" office:value-type="float" office:value="-0.0353799593492231" calcext:value-type="float">
            <text:p>-0.035379959349223</text:p>
          </table:table-cell>
          <table:table-cell table:formula="of:=[.AH12]*1000" office:value-type="float" office:value="-35.3799593492231" calcext:value-type="float">
            <text:p>-35.3799593492231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/>
          <table:table-cell table:style-name="Default" office:value-type="float" office:value="-0.0230940993711651" calcext:value-type="float">
            <text:p>-0.023094099371165</text:p>
          </table:table-cell>
          <table:table-cell table:formula="of:=[.AH13]*1000" office:value-type="float" office:value="-23.0940993711651" calcext:value-type="float">
            <text:p>-23.0940993711651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/>
          <table:table-cell table:style-name="Default" office:value-type="float" office:value="-0.0173008871129054" calcext:value-type="float">
            <text:p>-0.017300887112905</text:p>
          </table:table-cell>
          <table:table-cell table:formula="of:=[.AH14]*1000" office:value-type="float" office:value="-17.3008871129054" calcext:value-type="float">
            <text:p>-17.3008871129054</text:p>
          </table:table-cell>
          <table:table-cell table:number-columns-repeated="989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/>
          <table:table-cell table:style-name="Default" office:value-type="float" office:value="-0.0115418716573923" calcext:value-type="float">
            <text:p>-0.011541871657392</text:p>
          </table:table-cell>
          <table:table-cell table:formula="of:=[.AH15]*1000" office:value-type="float" office:value="-11.5418716573923" calcext:value-type="float">
            <text:p>-11.5418716573923</text:p>
          </table:table-cell>
          <table:table-cell table:number-columns-repeated="989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/>
          <table:table-cell table:style-name="Default" office:value-type="float" office:value="-0.00692567953924213" calcext:value-type="float">
            <text:p>-0.006925679539242</text:p>
          </table:table-cell>
          <table:table-cell table:formula="of:=[.AH16]*1000" office:value-type="float" office:value="-6.92567953924213" calcext:value-type="float">
            <text:p>-6.92567953924213</text:p>
          </table:table-cell>
          <table:table-cell table:number-columns-repeated="989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/>
          <table:table-cell table:style-name="Default" office:value-type="float" office:value="0" calcext:value-type="float">
            <text:p>0</text:p>
          </table:table-cell>
          <table:table-cell table:formula="of:=[.AH17]*1000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/>
          <table:table-cell table:style-name="Default" office:value-type="float" office:value="0.00692567953924213" calcext:value-type="float">
            <text:p>0.006925679539242</text:p>
          </table:table-cell>
          <table:table-cell table:formula="of:=[.AH18]*1000" office:value-type="float" office:value="6.92567953924213" calcext:value-type="float">
            <text:p>6.92567953924213</text:p>
          </table:table-cell>
          <table:table-cell table:number-columns-repeated="989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/>
          <table:table-cell table:style-name="Default" office:value-type="float" office:value="0.0115418716573923" calcext:value-type="float">
            <text:p>0.011541871657392</text:p>
          </table:table-cell>
          <table:table-cell table:formula="of:=[.AH19]*1000" office:value-type="float" office:value="11.5418716573923" calcext:value-type="float">
            <text:p>11.5418716573923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5" calcext:value-type="float">
            <text:p>655</text:p>
          </table:table-cell>
          <table:table-cell table:style-name="ce42" table:formula="of:=SUM(1000-[.D20])" office:value-type="float" office:value="345" calcext:value-type="float">
            <text:p>345</text:p>
          </table:table-cell>
          <table:table-cell table:style-name="ce52" table:formula="of:=[.D20]-[.E20]" office:value-type="float" office:value="310" calcext:value-type="float">
            <text:p>310</text:p>
          </table:table-cell>
          <table:table-cell table:style-name="ce3"/>
          <table:table-cell table:style-name="ce29" office:value-type="float" office:value="593" calcext:value-type="float">
            <text:p>593</text:p>
          </table:table-cell>
          <table:table-cell table:style-name="ce65" table:formula="of:=SUM(1000-[.H20])" office:value-type="float" office:value="407" calcext:value-type="float">
            <text:p>407</text:p>
          </table:table-cell>
          <table:table-cell table:style-name="ce52" table:formula="of:=[.H20]-[.I20]" office:value-type="float" office:value="186" calcext:value-type="float">
            <text:p>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16" calcext:value-type="float">
            <text:p>616</text:p>
          </table:table-cell>
          <table:table-cell table:style-name="ce70" table:formula="of:=SUM(1000-[.O20])" office:value-type="float" office:value="384" calcext:value-type="float">
            <text:p>384</text:p>
          </table:table-cell>
          <table:table-cell table:style-name="ce70" table:formula="of:=[.O20]-[.P20]" office:value-type="float" office:value="232" calcext:value-type="float">
            <text:p>232</text:p>
          </table:table-cell>
          <table:table-cell table:style-name="ce86"/>
          <table:table-cell table:style-name="ce73" office:value-type="float" office:value="545" calcext:value-type="float">
            <text:p>545</text:p>
          </table:table-cell>
          <table:table-cell table:style-name="ce50" table:formula="of:=SUM(1000-[.S20])" office:value-type="float" office:value="455" calcext:value-type="float">
            <text:p>455</text:p>
          </table:table-cell>
          <table:table-cell table:style-name="ce70" table:formula="of:=[.S20]-[.T20]" office:value-type="float" office:value="90" calcext:value-type="float">
            <text:p>9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/>
          <table:table-cell table:style-name="Default" office:value-type="float" office:value="0.0173008871129054" calcext:value-type="float">
            <text:p>0.017300887112905</text:p>
          </table:table-cell>
          <table:table-cell table:formula="of:=[.AH20]*1000" office:value-type="float" office:value="17.3008871129054" calcext:value-type="float">
            <text:p>17.3008871129054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796" calcext:value-type="float">
            <text:p>796</text:p>
          </table:table-cell>
          <table:table-cell table:style-name="ce42" table:formula="of:=SUM(1000-[.D21])" office:value-type="float" office:value="204" calcext:value-type="float">
            <text:p>204</text:p>
          </table:table-cell>
          <table:table-cell table:style-name="ce52" table:formula="of:=[.D21]-[.E21]" office:value-type="float" office:value="592" calcext:value-type="float">
            <text:p>592</text:p>
          </table:table-cell>
          <table:table-cell table:style-name="ce3"/>
          <table:table-cell table:style-name="ce27" office:value-type="float" office:value="719" calcext:value-type="float">
            <text:p>719</text:p>
          </table:table-cell>
          <table:table-cell table:style-name="ce65" table:formula="of:=SUM(1000-[.H21])" office:value-type="float" office:value="281" calcext:value-type="float">
            <text:p>281</text:p>
          </table:table-cell>
          <table:table-cell table:style-name="ce52" table:formula="of:=[.H21]-[.I21]" office:value-type="float" office:value="438" calcext:value-type="float">
            <text:p>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16" calcext:value-type="float">
            <text:p>816</text:p>
          </table:table-cell>
          <table:table-cell table:style-name="ce70" table:formula="of:=SUM(1000-[.O21])" office:value-type="float" office:value="184" calcext:value-type="float">
            <text:p>184</text:p>
          </table:table-cell>
          <table:table-cell table:style-name="ce70" table:formula="of:=[.O21]-[.P21]" office:value-type="float" office:value="632" calcext:value-type="float">
            <text:p>632</text:p>
          </table:table-cell>
          <table:table-cell table:style-name="ce86"/>
          <table:table-cell table:style-name="ce73" office:value-type="float" office:value="633" calcext:value-type="float">
            <text:p>633</text:p>
          </table:table-cell>
          <table:table-cell table:style-name="ce50" table:formula="of:=SUM(1000-[.S21])" office:value-type="float" office:value="367" calcext:value-type="float">
            <text:p>367</text:p>
          </table:table-cell>
          <table:table-cell table:style-name="ce70" table:formula="of:=[.S21]-[.T21]" office:value-type="float" office:value="266" calcext:value-type="float">
            <text:p>2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/>
          <table:table-cell table:style-name="Default" office:value-type="float" office:value="0.0230940993711651" calcext:value-type="float">
            <text:p>0.023094099371165</text:p>
          </table:table-cell>
          <table:table-cell table:formula="of:=[.AH21]*1000" office:value-type="float" office:value="23.0940993711651" calcext:value-type="float">
            <text:p>23.094099371165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22])" office:value-type="float" office:value="136" calcext:value-type="float">
            <text:p>136</text:p>
          </table:table-cell>
          <table:table-cell table:style-name="ce52" table:formula="of:=[.D22]-[.E22]" office:value-type="float" office:value="728" calcext:value-type="float">
            <text:p>728</text:p>
          </table:table-cell>
          <table:table-cell table:style-name="ce3"/>
          <table:table-cell table:style-name="ce29" office:value-type="float" office:value="755" calcext:value-type="float">
            <text:p>755</text:p>
          </table:table-cell>
          <table:table-cell table:style-name="ce65" table:formula="of:=SUM(1000-[.H22])" office:value-type="float" office:value="245" calcext:value-type="float">
            <text:p>245</text:p>
          </table:table-cell>
          <table:table-cell table:style-name="ce52" table:formula="of:=[.H22]-[.I22]" office:value-type="float" office:value="510" calcext:value-type="float">
            <text:p>5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67" calcext:value-type="float">
            <text:p>867</text:p>
          </table:table-cell>
          <table:table-cell table:style-name="ce70" table:formula="of:=SUM(1000-[.O22])" office:value-type="float" office:value="133" calcext:value-type="float">
            <text:p>133</text:p>
          </table:table-cell>
          <table:table-cell table:style-name="ce70" table:formula="of:=[.O22]-[.P22]" office:value-type="float" office:value="734" calcext:value-type="float">
            <text:p>734</text:p>
          </table:table-cell>
          <table:table-cell table:style-name="ce86"/>
          <table:table-cell table:style-name="ce73" office:value-type="float" office:value="675" calcext:value-type="float">
            <text:p>675</text:p>
          </table:table-cell>
          <table:table-cell table:style-name="ce50" table:formula="of:=SUM(1000-[.S22])" office:value-type="float" office:value="325" calcext:value-type="float">
            <text:p>325</text:p>
          </table:table-cell>
          <table:table-cell table:style-name="ce70" table:formula="of:=[.S22]-[.T22]" office:value-type="float" office:value="350" calcext:value-type="float">
            <text:p>35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/>
          <table:table-cell table:style-name="Default" office:value-type="float" office:value="0.0353799593492231" calcext:value-type="float">
            <text:p>0.035379959349223</text:p>
          </table:table-cell>
          <table:table-cell table:formula="of:=[.AH22]*1000" office:value-type="float" office:value="35.3799593492231" calcext:value-type="float">
            <text:p>35.379959349223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902" calcext:value-type="float">
            <text:p>902</text:p>
          </table:table-cell>
          <table:table-cell table:style-name="ce42" table:formula="of:=SUM(1000-[.D23])" office:value-type="float" office:value="98" calcext:value-type="float">
            <text:p>98</text:p>
          </table:table-cell>
          <table:table-cell table:style-name="ce52" table:formula="of:=[.D23]-[.E23]" office:value-type="float" office:value="804" calcext:value-type="float">
            <text:p>804</text:p>
          </table:table-cell>
          <table:table-cell table:style-name="ce3"/>
          <table:table-cell table:style-name="ce28" office:value-type="float" office:value="743" calcext:value-type="float">
            <text:p>743</text:p>
          </table:table-cell>
          <table:table-cell table:style-name="ce65" table:formula="of:=SUM(1000-[.H23])" office:value-type="float" office:value="257" calcext:value-type="float">
            <text:p>257</text:p>
          </table:table-cell>
          <table:table-cell table:style-name="ce52" table:formula="of:=[.H23]-[.I23]" office:value-type="float" office:value="486" calcext:value-type="float">
            <text:p>4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70" calcext:value-type="float">
            <text:p>870</text:p>
          </table:table-cell>
          <table:table-cell table:style-name="ce70" table:formula="of:=SUM(1000-[.O23])" office:value-type="float" office:value="130" calcext:value-type="float">
            <text:p>130</text:p>
          </table:table-cell>
          <table:table-cell table:style-name="ce70" table:formula="of:=[.O23]-[.P23]" office:value-type="float" office:value="740" calcext:value-type="float">
            <text:p>740</text:p>
          </table:table-cell>
          <table:table-cell table:style-name="ce77"/>
          <table:table-cell table:style-name="ce73" office:value-type="float" office:value="660" calcext:value-type="float">
            <text:p>660</text:p>
          </table:table-cell>
          <table:table-cell table:style-name="ce50" table:formula="of:=SUM(1000-[.S23])" office:value-type="float" office:value="340" calcext:value-type="float">
            <text:p>340</text:p>
          </table:table-cell>
          <table:table-cell table:style-name="ce70" table:formula="of:=[.S23]-[.T23]" office:value-type="float" office:value="320" calcext:value-type="float">
            <text:p>32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/>
          <table:table-cell table:style-name="Default" office:value-type="float" office:value="0.0661230056815736" calcext:value-type="float">
            <text:p>0.066123005681574</text:p>
          </table:table-cell>
          <table:table-cell table:formula="of:=[.AH23]*1000" office:value-type="float" office:value="66.1230056815736" calcext:value-type="float">
            <text:p>66.1230056815736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9" calcext:value-type="float">
            <text:p>919</text:p>
          </table:table-cell>
          <table:table-cell table:style-name="ce42" table:formula="of:=SUM(1000-[.D24])" office:value-type="float" office:value="81" calcext:value-type="float">
            <text:p>81</text:p>
          </table:table-cell>
          <table:table-cell table:style-name="ce52" table:formula="of:=[.D24]-[.E24]" office:value-type="float" office:value="838" calcext:value-type="float">
            <text:p>838</text:p>
          </table:table-cell>
          <table:table-cell table:style-name="ce3"/>
          <table:table-cell table:style-name="ce29" office:value-type="float" office:value="706" calcext:value-type="float">
            <text:p>706</text:p>
          </table:table-cell>
          <table:table-cell table:style-name="ce65" table:formula="of:=SUM(1000-[.H24])" office:value-type="float" office:value="294" calcext:value-type="float">
            <text:p>294</text:p>
          </table:table-cell>
          <table:table-cell table:style-name="ce52" table:formula="of:=[.H24]-[.I24]" office:value-type="float" office:value="412" calcext:value-type="float">
            <text:p>4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23" calcext:value-type="float">
            <text:p>823</text:p>
          </table:table-cell>
          <table:table-cell table:style-name="ce70" table:formula="of:=SUM(1000-[.O24])" office:value-type="float" office:value="177" calcext:value-type="float">
            <text:p>177</text:p>
          </table:table-cell>
          <table:table-cell table:style-name="ce70" table:formula="of:=[.O24]-[.P24]" office:value-type="float" office:value="646" calcext:value-type="float">
            <text:p>646</text:p>
          </table:table-cell>
          <table:table-cell table:style-name="ce86"/>
          <table:table-cell table:style-name="ce73" office:value-type="float" office:value="656" calcext:value-type="float">
            <text:p>656</text:p>
          </table:table-cell>
          <table:table-cell table:style-name="ce50" table:formula="of:=SUM(1000-[.S24])" office:value-type="float" office:value="344" calcext:value-type="float">
            <text:p>344</text:p>
          </table:table-cell>
          <table:table-cell table:style-name="ce70" table:formula="of:=[.S24]-[.T24]" office:value-type="float" office:value="312" calcext:value-type="float">
            <text:p>312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/>
          <table:table-cell table:style-name="Default" office:value-type="float" office:value="0.0247729986834217" calcext:value-type="float">
            <text:p>0.024772998683422</text:p>
          </table:table-cell>
          <table:table-cell table:formula="of:=[.AH24]*1000" office:value-type="float" office:value="24.7729986834217" calcext:value-type="float">
            <text:p>24.7729986834217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26" calcext:value-type="float">
            <text:p>926</text:p>
          </table:table-cell>
          <table:table-cell table:style-name="ce42" table:formula="of:=SUM(1000-[.D25])" office:value-type="float" office:value="74" calcext:value-type="float">
            <text:p>74</text:p>
          </table:table-cell>
          <table:table-cell table:style-name="ce52" table:formula="of:=[.D25]-[.E25]" office:value-type="float" office:value="852" calcext:value-type="float">
            <text:p>852</text:p>
          </table:table-cell>
          <table:table-cell table:style-name="ce3"/>
          <table:table-cell table:style-name="ce52" office:value-type="float" office:value="425" calcext:value-type="float">
            <text:p>425</text:p>
          </table:table-cell>
          <table:table-cell table:style-name="ce66" table:formula="of:=SUM(1000-[.H25])" office:value-type="float" office:value="575" calcext:value-type="float">
            <text:p>575</text:p>
          </table:table-cell>
          <table:table-cell table:style-name="ce52" table:formula="of:=[.H25]-[.I25]" office:value-type="float" office:value="-150" calcext:value-type="float">
            <text:p>-15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40" calcext:value-type="float">
            <text:p>840</text:p>
          </table:table-cell>
          <table:table-cell table:style-name="ce70" table:formula="of:=SUM(1000-[.O25])" office:value-type="float" office:value="160" calcext:value-type="float">
            <text:p>160</text:p>
          </table:table-cell>
          <table:table-cell table:style-name="ce70" table:formula="of:=[.O25]-[.P25]" office:value-type="float" office:value="680" calcext:value-type="float">
            <text:p>680</text:p>
          </table:table-cell>
          <table:table-cell table:style-name="ce86"/>
          <table:table-cell table:style-name="ce73" office:value-type="float" office:value="603" calcext:value-type="float">
            <text:p>603</text:p>
          </table:table-cell>
          <table:table-cell table:style-name="ce50" table:formula="of:=SUM(1000-[.S25])" office:value-type="float" office:value="397" calcext:value-type="float">
            <text:p>397</text:p>
          </table:table-cell>
          <table:table-cell table:style-name="ce70" table:formula="of:=[.S25]-[.T25]" office:value-type="float" office:value="206" calcext:value-type="float">
            <text:p>20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/>
          <table:table-cell table:style-name="Default" office:value-type="float" office:value="0.0520954808487187" calcext:value-type="float">
            <text:p>0.052095480848719</text:p>
          </table:table-cell>
          <table:table-cell table:formula="of:=[.AH25]*1000" office:value-type="float" office:value="52.0954808487187" calcext:value-type="float">
            <text:p>52.0954808487187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7" calcext:value-type="float">
            <text:p>897</text:p>
          </table:table-cell>
          <table:table-cell table:style-name="ce42" table:formula="of:=SUM(1000-[.D26])" office:value-type="float" office:value="103" calcext:value-type="float">
            <text:p>103</text:p>
          </table:table-cell>
          <table:table-cell table:style-name="ce52" table:formula="of:=[.D26]-[.E26]" office:value-type="float" office:value="794" calcext:value-type="float">
            <text:p>794</text:p>
          </table:table-cell>
          <table:table-cell table:style-name="ce3"/>
          <table:table-cell table:style-name="ce29" office:value-type="float" office:value="589" calcext:value-type="float">
            <text:p>589</text:p>
          </table:table-cell>
          <table:table-cell table:style-name="ce65" table:formula="of:=SUM(1000-[.H26])" office:value-type="float" office:value="411" calcext:value-type="float">
            <text:p>411</text:p>
          </table:table-cell>
          <table:table-cell table:style-name="ce52" table:formula="of:=[.H26]-[.I26]" office:value-type="float" office:value="178" calcext:value-type="float">
            <text:p>17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780" calcext:value-type="float">
            <text:p>780</text:p>
          </table:table-cell>
          <table:table-cell table:style-name="ce70" table:formula="of:=SUM(1000-[.O26])" office:value-type="float" office:value="220" calcext:value-type="float">
            <text:p>220</text:p>
          </table:table-cell>
          <table:table-cell table:style-name="ce70" table:formula="of:=[.O26]-[.P26]" office:value-type="float" office:value="560" calcext:value-type="float">
            <text:p>560</text:p>
          </table:table-cell>
          <table:table-cell table:style-name="ce86"/>
          <table:table-cell table:style-name="ce73" office:value-type="float" office:value="554" calcext:value-type="float">
            <text:p>554</text:p>
          </table:table-cell>
          <table:table-cell table:style-name="ce50" table:formula="of:=SUM(1000-[.S26])" office:value-type="float" office:value="446" calcext:value-type="float">
            <text:p>446</text:p>
          </table:table-cell>
          <table:table-cell table:style-name="ce70" table:formula="of:=[.S26]-[.T26]" office:value-type="float" office:value="108" calcext:value-type="float">
            <text:p>108</text:p>
          </table:table-cell>
          <table:table-cell table:style-name="ce70"/>
          <table:table-cell table:number-columns-repeated="11"/>
          <table:table-cell table:style-name="Default" office:value-type="float" office:value="0.255952380952381" calcext:value-type="float">
            <text:p>0.255952380952381</text:p>
          </table:table-cell>
          <table:table-cell table:formula="of:=[.AH26]*1000" office:value-type="float" office:value="255.952380952381" calcext:value-type="float">
            <text:p>255.95238095238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23" calcext:value-type="float">
            <text:p>923</text:p>
          </table:table-cell>
          <table:table-cell table:style-name="ce42" table:formula="of:=SUM(1000-[.D27])" office:value-type="float" office:value="77" calcext:value-type="float">
            <text:p>77</text:p>
          </table:table-cell>
          <table:table-cell table:style-name="ce52" table:formula="of:=[.D27]-[.E27]" office:value-type="float" office:value="846" calcext:value-type="float">
            <text:p>846</text:p>
          </table:table-cell>
          <table:table-cell table:style-name="ce3"/>
          <table:table-cell table:style-name="ce29" office:value-type="float" office:value="605" calcext:value-type="float">
            <text:p>605</text:p>
          </table:table-cell>
          <table:table-cell table:style-name="ce65" table:formula="of:=SUM(1000-[.H27])" office:value-type="float" office:value="395" calcext:value-type="float">
            <text:p>395</text:p>
          </table:table-cell>
          <table:table-cell table:style-name="ce52" table:formula="of:=[.H27]-[.I27]" office:value-type="float" office:value="210" calcext:value-type="float">
            <text:p>2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27])" office:value-type="float" office:value="270" calcext:value-type="float">
            <text:p>270</text:p>
          </table:table-cell>
          <table:table-cell table:style-name="ce70" table:formula="of:=[.O27]-[.P27]" office:value-type="float" office:value="460" calcext:value-type="float">
            <text:p>460</text:p>
          </table:table-cell>
          <table:table-cell table:style-name="ce86"/>
          <table:table-cell table:style-name="ce73" office:value-type="float" office:value="513" calcext:value-type="float">
            <text:p>513</text:p>
          </table:table-cell>
          <table:table-cell table:style-name="ce50" table:formula="of:=SUM(1000-[.S27])" office:value-type="float" office:value="487" calcext:value-type="float">
            <text:p>487</text:p>
          </table:table-cell>
          <table:table-cell table:style-name="ce70" table:formula="of:=[.S27]-[.T27]" office:value-type="float" office:value="26" calcext:value-type="float">
            <text:p>2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8])" office:value-type="float" office:value="82" calcext:value-type="float">
            <text:p>82</text:p>
          </table:table-cell>
          <table:table-cell table:style-name="ce52" table:formula="of:=[.D28]-[.E28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65" calcext:value-type="float">
            <text:p>565</text:p>
          </table:table-cell>
          <table:table-cell table:style-name="ce65" table:formula="of:=SUM(1000-[.H28])" office:value-type="float" office:value="435" calcext:value-type="float">
            <text:p>435</text:p>
          </table:table-cell>
          <table:table-cell table:style-name="ce52" table:formula="of:=[.H28]-[.I28]" office:value-type="float" office:value="130" calcext:value-type="float">
            <text:p>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0" calcext:value-type="float">
            <text:p>630</text:p>
          </table:table-cell>
          <table:table-cell table:style-name="ce70" table:formula="of:=SUM(1000-[.O28])" office:value-type="float" office:value="370" calcext:value-type="float">
            <text:p>370</text:p>
          </table:table-cell>
          <table:table-cell table:style-name="ce70" table:formula="of:=[.O28]-[.P28]" office:value-type="float" office:value="260" calcext:value-type="float">
            <text:p>260</text:p>
          </table:table-cell>
          <table:table-cell table:style-name="ce86"/>
          <table:table-cell office:value-type="float" office:value="405" calcext:value-type="float">
            <text:p>405</text:p>
          </table:table-cell>
          <table:table-cell table:style-name="ce49" table:formula="of:=SUM(1000-[.S28])" office:value-type="float" office:value="595" calcext:value-type="float">
            <text:p>595</text:p>
          </table:table-cell>
          <table:table-cell table:style-name="ce70" table:formula="of:=[.S28]-[.T28]" office:value-type="float" office:value="-190" calcext:value-type="float">
            <text:p>-19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892" calcext:value-type="float">
            <text:p>892</text:p>
          </table:table-cell>
          <table:table-cell table:style-name="ce42" table:formula="of:=SUM(1000-[.D29])" office:value-type="float" office:value="108" calcext:value-type="float">
            <text:p>108</text:p>
          </table:table-cell>
          <table:table-cell table:style-name="ce52" table:formula="of:=[.D29]-[.E29]" office:value-type="float" office:value="784" calcext:value-type="float">
            <text:p>784</text:p>
          </table:table-cell>
          <table:table-cell table:style-name="ce3"/>
          <table:table-cell table:style-name="ce52" office:value-type="float" office:value="434" calcext:value-type="float">
            <text:p>434</text:p>
          </table:table-cell>
          <table:table-cell table:style-name="ce66" table:formula="of:=SUM(1000-[.H29])" office:value-type="float" office:value="566" calcext:value-type="float">
            <text:p>566</text:p>
          </table:table-cell>
          <table:table-cell table:style-name="ce52" table:formula="of:=[.H29]-[.I29]" office:value-type="float" office:value="-132" calcext:value-type="float">
            <text:p>-13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89" calcext:value-type="float">
            <text:p>489</text:p>
          </table:table-cell>
          <table:table-cell table:style-name="ce79" table:formula="of:=SUM(1000-[.O29])" office:value-type="float" office:value="511" calcext:value-type="float">
            <text:p>511</text:p>
          </table:table-cell>
          <table:table-cell table:style-name="ce70" table:formula="of:=[.O29]-[.P29]" office:value-type="float" office:value="-22" calcext:value-type="float">
            <text:p>-22</text:p>
          </table:table-cell>
          <table:table-cell table:style-name="ce86"/>
          <table:table-cell office:value-type="float" office:value="175" calcext:value-type="float">
            <text:p>175</text:p>
          </table:table-cell>
          <table:table-cell table:style-name="ce49" table:formula="of:=SUM(1000-[.S29])" office:value-type="float" office:value="825" calcext:value-type="float">
            <text:p>825</text:p>
          </table:table-cell>
          <table:table-cell table:style-name="ce70" table:formula="of:=[.S29]-[.T29]" office:value-type="float" office:value="-650" calcext:value-type="float">
            <text:p>-65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3" calcext:value-type="float">
            <text:p>903</text:p>
          </table:table-cell>
          <table:table-cell table:style-name="ce42" table:formula="of:=SUM(1000-[.D30])" office:value-type="float" office:value="97" calcext:value-type="float">
            <text:p>97</text:p>
          </table:table-cell>
          <table:table-cell table:style-name="ce52" table:formula="of:=[.D30]-[.E30]" office:value-type="float" office:value="806" calcext:value-type="float">
            <text:p>806</text:p>
          </table:table-cell>
          <table:table-cell table:style-name="ce3"/>
          <table:table-cell table:style-name="ce52" office:value-type="float" office:value="339" calcext:value-type="float">
            <text:p>339</text:p>
          </table:table-cell>
          <table:table-cell table:style-name="ce66" table:formula="of:=SUM(1000-[.H30])" office:value-type="float" office:value="661" calcext:value-type="float">
            <text:p>661</text:p>
          </table:table-cell>
          <table:table-cell table:style-name="ce52" table:formula="of:=[.H30]-[.I30]" office:value-type="float" office:value="-322" calcext:value-type="float">
            <text:p>-3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26" calcext:value-type="float">
            <text:p>326</text:p>
          </table:table-cell>
          <table:table-cell table:style-name="ce79" table:formula="of:=SUM(1000-[.O30])" office:value-type="float" office:value="674" calcext:value-type="float">
            <text:p>674</text:p>
          </table:table-cell>
          <table:table-cell table:style-name="ce70" table:formula="of:=[.O30]-[.P30]" office:value-type="float" office:value="-348" calcext:value-type="float">
            <text:p>-348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49" table:formula="of:=SUM(1000-[.S30])" office:value-type="float" office:value="841" calcext:value-type="float">
            <text:p>841</text:p>
          </table:table-cell>
          <table:table-cell table:style-name="ce70" table:formula="of:=[.S30]-[.T30]" office:value-type="float" office:value="-682" calcext:value-type="float">
            <text:p>-68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904" calcext:value-type="float">
            <text:p>904</text:p>
          </table:table-cell>
          <table:table-cell table:style-name="ce42" table:formula="of:=SUM(1000-[.D31])" office:value-type="float" office:value="96" calcext:value-type="float">
            <text:p>96</text:p>
          </table:table-cell>
          <table:table-cell table:style-name="ce52" table:formula="of:=[.D31]-[.E31]" office:value-type="float" office:value="808" calcext:value-type="float">
            <text:p>808</text:p>
          </table:table-cell>
          <table:table-cell table:style-name="ce3"/>
          <table:table-cell table:style-name="ce52" office:value-type="float" office:value="355" calcext:value-type="float">
            <text:p>355</text:p>
          </table:table-cell>
          <table:table-cell table:style-name="ce66" table:formula="of:=SUM(1000-[.H31])" office:value-type="float" office:value="645" calcext:value-type="float">
            <text:p>645</text:p>
          </table:table-cell>
          <table:table-cell table:style-name="ce52" table:formula="of:=[.H31]-[.I31]" office:value-type="float" office:value="-290" calcext:value-type="float">
            <text:p>-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186" calcext:value-type="float">
            <text:p>186</text:p>
          </table:table-cell>
          <table:table-cell table:style-name="ce79" table:formula="of:=SUM(1000-[.O31])" office:value-type="float" office:value="814" calcext:value-type="float">
            <text:p>814</text:p>
          </table:table-cell>
          <table:table-cell table:style-name="ce70" table:formula="of:=[.O31]-[.P31]" office:value-type="float" office:value="-628" calcext:value-type="float">
            <text:p>-628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49" table:formula="of:=SUM(1000-[.S31])" office:value-type="float" office:value="874" calcext:value-type="float">
            <text:p>874</text:p>
          </table:table-cell>
          <table:table-cell table:style-name="ce70" table:formula="of:=[.S31]-[.T31]" office:value-type="float" office:value="-748" calcext:value-type="float">
            <text:p>-74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55" calcext:value-type="float">
            <text:p>855</text:p>
          </table:table-cell>
          <table:table-cell table:style-name="ce42" table:formula="of:=SUM(1000-[.D32])" office:value-type="float" office:value="145" calcext:value-type="float">
            <text:p>145</text:p>
          </table:table-cell>
          <table:table-cell table:style-name="ce52" table:formula="of:=[.D32]-[.E32]" office:value-type="float" office:value="710" calcext:value-type="float">
            <text:p>710</text:p>
          </table:table-cell>
          <table:table-cell table:style-name="ce3"/>
          <table:table-cell table:style-name="ce52" office:value-type="float" office:value="264" calcext:value-type="float">
            <text:p>264</text:p>
          </table:table-cell>
          <table:table-cell table:style-name="ce66" table:formula="of:=SUM(1000-[.H32])" office:value-type="float" office:value="736" calcext:value-type="float">
            <text:p>736</text:p>
          </table:table-cell>
          <table:table-cell table:style-name="ce52" table:formula="of:=[.H32]-[.I32]" office:value-type="float" office:value="-472" calcext:value-type="float">
            <text:p>-4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29" calcext:value-type="float">
            <text:p>129</text:p>
          </table:table-cell>
          <table:table-cell table:style-name="ce79" table:formula="of:=SUM(1000-[.O32])" office:value-type="float" office:value="871" calcext:value-type="float">
            <text:p>871</text:p>
          </table:table-cell>
          <table:table-cell table:style-name="ce70" table:formula="of:=[.O32]-[.P32]" office:value-type="float" office:value="-742" calcext:value-type="float">
            <text:p>-74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9" table:formula="of:=SUM(1000-[.S32])" office:value-type="float" office:value="921" calcext:value-type="float">
            <text:p>921</text:p>
          </table:table-cell>
          <table:table-cell table:style-name="ce70" table:formula="of:=[.S32]-[.T32]" office:value-type="float" office:value="-842" calcext:value-type="float">
            <text:p>-84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5" calcext:value-type="float">
            <text:p>825</text:p>
          </table:table-cell>
          <table:table-cell table:style-name="ce42" table:formula="of:=SUM(1000-[.D33])" office:value-type="float" office:value="175" calcext:value-type="float">
            <text:p>175</text:p>
          </table:table-cell>
          <table:table-cell table:style-name="ce52" table:formula="of:=[.D33]-[.E33]" office:value-type="float" office:value="650" calcext:value-type="float">
            <text:p>650</text:p>
          </table:table-cell>
          <table:table-cell table:style-name="ce3"/>
          <table:table-cell table:style-name="ce52" office:value-type="float" office:value="242" calcext:value-type="float">
            <text:p>242</text:p>
          </table:table-cell>
          <table:table-cell table:style-name="ce66" table:formula="of:=SUM(1000-[.H33])" office:value-type="float" office:value="758" calcext:value-type="float">
            <text:p>758</text:p>
          </table:table-cell>
          <table:table-cell table:style-name="ce52" table:formula="of:=[.H33]-[.I33]" office:value-type="float" office:value="-516" calcext:value-type="float">
            <text:p>-5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55" calcext:value-type="float">
            <text:p>155</text:p>
          </table:table-cell>
          <table:table-cell table:style-name="ce79" table:formula="of:=SUM(1000-[.O33])" office:value-type="float" office:value="845" calcext:value-type="float">
            <text:p>845</text:p>
          </table:table-cell>
          <table:table-cell table:style-name="ce70" table:formula="of:=[.O33]-[.P33]" office:value-type="float" office:value="-690" calcext:value-type="float">
            <text:p>-690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9" table:formula="of:=SUM(1000-[.S33])" office:value-type="float" office:value="928" calcext:value-type="float">
            <text:p>928</text:p>
          </table:table-cell>
          <table:table-cell table:style-name="ce70" table:formula="of:=[.S33]-[.T33]" office:value-type="float" office:value="-856" calcext:value-type="float">
            <text:p>-85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27" office:value-type="float" office:value="801" calcext:value-type="float">
            <text:p>801</text:p>
          </table:table-cell>
          <table:table-cell table:style-name="ce42" table:formula="of:=SUM(1000-[.D34])" office:value-type="float" office:value="199" calcext:value-type="float">
            <text:p>199</text:p>
          </table:table-cell>
          <table:table-cell table:style-name="ce52" table:formula="of:=[.D34]-[.E34]" office:value-type="float" office:value="602" calcext:value-type="float">
            <text:p>602</text:p>
          </table:table-cell>
          <table:table-cell table:style-name="ce3"/>
          <table:table-cell table:style-name="ce52" office:value-type="float" office:value="276" calcext:value-type="float">
            <text:p>276</text:p>
          </table:table-cell>
          <table:table-cell table:style-name="ce66" table:formula="of:=SUM(1000-[.H34])" office:value-type="float" office:value="724" calcext:value-type="float">
            <text:p>724</text:p>
          </table:table-cell>
          <table:table-cell table:style-name="ce52" table:formula="of:=[.H34]-[.I34]" office:value-type="float" office:value="-448" calcext:value-type="float">
            <text:p>-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5" calcext:value-type="float">
            <text:p>105</text:p>
          </table:table-cell>
          <table:table-cell table:style-name="ce79" table:formula="of:=SUM(1000-[.O34])" office:value-type="float" office:value="895" calcext:value-type="float">
            <text:p>895</text:p>
          </table:table-cell>
          <table:table-cell table:style-name="ce70" table:formula="of:=[.O34]-[.P34]" office:value-type="float" office:value="-790" calcext:value-type="float">
            <text:p>-790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9" table:formula="of:=SUM(1000-[.S34])" office:value-type="float" office:value="912" calcext:value-type="float">
            <text:p>912</text:p>
          </table:table-cell>
          <table:table-cell table:style-name="ce70" table:formula="of:=[.S34]-[.T34]" office:value-type="float" office:value="-824" calcext:value-type="float">
            <text:p>-824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29" office:value-type="float" office:value="733" calcext:value-type="float">
            <text:p>733</text:p>
          </table:table-cell>
          <table:table-cell table:style-name="ce42" table:formula="of:=SUM(1000-[.D35])" office:value-type="float" office:value="267" calcext:value-type="float">
            <text:p>267</text:p>
          </table:table-cell>
          <table:table-cell table:style-name="ce52" table:formula="of:=[.D35]-[.E35]" office:value-type="float" office:value="466" calcext:value-type="float">
            <text:p>466</text:p>
          </table:table-cell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66" table:formula="of:=SUM(1000-[.H35])" office:value-type="float" office:value="798" calcext:value-type="float">
            <text:p>798</text:p>
          </table:table-cell>
          <table:table-cell table:style-name="ce52" table:formula="of:=[.H35]-[.I35]" office:value-type="float" office:value="-596" calcext:value-type="float">
            <text:p>-5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16" calcext:value-type="float">
            <text:p>116</text:p>
          </table:table-cell>
          <table:table-cell table:style-name="ce79" table:formula="of:=SUM(1000-[.O35])" office:value-type="float" office:value="884" calcext:value-type="float">
            <text:p>884</text:p>
          </table:table-cell>
          <table:table-cell table:style-name="ce70" table:formula="of:=[.O35]-[.P35]" office:value-type="float" office:value="-768" calcext:value-type="float">
            <text:p>-768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9" table:formula="of:=SUM(1000-[.S35])" office:value-type="float" office:value="929" calcext:value-type="float">
            <text:p>929</text:p>
          </table:table-cell>
          <table:table-cell table:style-name="ce70" table:formula="of:=[.S35]-[.T35]" office:value-type="float" office:value="-858" calcext:value-type="float">
            <text:p>-8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27" office:value-type="float" office:value="713" calcext:value-type="float">
            <text:p>713</text:p>
          </table:table-cell>
          <table:table-cell table:style-name="ce42" table:formula="of:=SUM(1000-[.D36])" office:value-type="float" office:value="287" calcext:value-type="float">
            <text:p>287</text:p>
          </table:table-cell>
          <table:table-cell table:style-name="ce52" table:formula="of:=[.D36]-[.E36]" office:value-type="float" office:value="426" calcext:value-type="float">
            <text:p>426</text:p>
          </table:table-cell>
          <table:table-cell table:style-name="ce3"/>
          <table:table-cell table:style-name="ce52" office:value-type="float" office:value="214" calcext:value-type="float">
            <text:p>214</text:p>
          </table:table-cell>
          <table:table-cell table:style-name="ce66" table:formula="of:=SUM(1000-[.H36])" office:value-type="float" office:value="786" calcext:value-type="float">
            <text:p>786</text:p>
          </table:table-cell>
          <table:table-cell table:style-name="ce52" table:formula="of:=[.H36]-[.I36]" office:value-type="float" office:value="-572" calcext:value-type="float">
            <text:p>-5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49" table:formula="of:=SUM(1000-[.S36])" office:value-type="float" office:value="894" calcext:value-type="float">
            <text:p>894</text:p>
          </table:table-cell>
          <table:table-cell table:style-name="ce70" table:formula="of:=[.S36]-[.T36]" office:value-type="float" office:value="-788" calcext:value-type="float">
            <text:p>-78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78" calcext:value-type="float">
            <text:p>678</text:p>
          </table:table-cell>
          <table:table-cell table:style-name="ce42" table:formula="of:=SUM(1000-[.D37])" office:value-type="float" office:value="322" calcext:value-type="float">
            <text:p>322</text:p>
          </table:table-cell>
          <table:table-cell table:style-name="ce52" table:formula="of:=[.D37]-[.E37]" office:value-type="float" office:value="356" calcext:value-type="float">
            <text:p>356</text:p>
          </table:table-cell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66" table:formula="of:=SUM(1000-[.H37])" office:value-type="float" office:value="824" calcext:value-type="float">
            <text:p>824</text:p>
          </table:table-cell>
          <table:table-cell table:style-name="ce52" table:formula="of:=[.H37]-[.I37]" office:value-type="float" office:value="-648" calcext:value-type="float">
            <text:p>-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61" calcext:value-type="float">
            <text:p>161</text:p>
          </table:table-cell>
          <table:table-cell table:style-name="ce79" table:formula="of:=SUM(1000-[.O37])" office:value-type="float" office:value="839" calcext:value-type="float">
            <text:p>839</text:p>
          </table:table-cell>
          <table:table-cell table:style-name="ce70" table:formula="of:=[.O37]-[.P37]" office:value-type="float" office:value="-678" calcext:value-type="float">
            <text:p>-678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9" table:formula="of:=SUM(1000-[.S37])" office:value-type="float" office:value="843" calcext:value-type="float">
            <text:p>843</text:p>
          </table:table-cell>
          <table:table-cell table:style-name="ce70" table:formula="of:=[.S37]-[.T37]" office:value-type="float" office:value="-686" calcext:value-type="float">
            <text:p>-68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80" calcext:value-type="float">
            <text:p>580</text:p>
          </table:table-cell>
          <table:table-cell table:style-name="ce42" table:formula="of:=SUM(1000-[.D38])" office:value-type="float" office:value="420" calcext:value-type="float">
            <text:p>420</text:p>
          </table:table-cell>
          <table:table-cell table:style-name="ce52" table:formula="of:=[.D38]-[.E38]" office:value-type="float" office:value="160" calcext:value-type="float">
            <text:p>160</text:p>
          </table:table-cell>
          <table:table-cell table:style-name="ce3"/>
          <table:table-cell table:style-name="ce52" office:value-type="float" office:value="426" calcext:value-type="float">
            <text:p>426</text:p>
          </table:table-cell>
          <table:table-cell table:style-name="ce66" table:formula="of:=SUM(1000-[.H38])" office:value-type="float" office:value="574" calcext:value-type="float">
            <text:p>574</text:p>
          </table:table-cell>
          <table:table-cell table:style-name="ce52" table:formula="of:=[.H38]-[.I38]" office:value-type="float" office:value="-148" calcext:value-type="float">
            <text:p>-1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306" calcext:value-type="float">
            <text:p>306</text:p>
          </table:table-cell>
          <table:table-cell table:style-name="ce79" table:formula="of:=SUM(1000-[.O38])" office:value-type="float" office:value="694" calcext:value-type="float">
            <text:p>694</text:p>
          </table:table-cell>
          <table:table-cell table:style-name="ce70" table:formula="of:=[.O38]-[.P38]" office:value-type="float" office:value="-388" calcext:value-type="float">
            <text:p>-388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49" table:formula="of:=SUM(1000-[.S38])" office:value-type="float" office:value="729" calcext:value-type="float">
            <text:p>729</text:p>
          </table:table-cell>
          <table:table-cell table:style-name="ce70" table:formula="of:=[.S38]-[.T38]" office:value-type="float" office:value="-458" calcext:value-type="float">
            <text:p>-45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5684" calcext:value-type="float">
            <text:p>15684</text:p>
          </table:table-cell>
          <table:table-cell table:style-name="ce43" table:formula="of:=SUM([.E20:.E38])" office:value-type="float" office:value="3316" calcext:value-type="float">
            <text:p>3316</text:p>
          </table:table-cell>
          <table:table-cell table:style-name="ce53" table:formula="of:=[.D40]-[.E40]" office:value-type="float" office:value="12368" calcext:value-type="float">
            <text:p>12368</text:p>
          </table:table-cell>
          <table:table-cell table:style-name="ce21"/>
          <table:table-cell table:style-name="ce62" table:formula="of:=SUM([.H20:.H38])" office:value-type="float" office:value="8628" calcext:value-type="float">
            <text:p>8628</text:p>
          </table:table-cell>
          <table:table-cell table:style-name="ce67" table:formula="of:=SUM([.I20:.I38])" office:value-type="float" office:value="10372" calcext:value-type="float">
            <text:p>10372</text:p>
          </table:table-cell>
          <table:table-cell table:style-name="ce53" table:formula="of:=[.H40]-[.I40]" office:value-type="float" office:value="-1744" calcext:value-type="float">
            <text:p>-1744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70" calcext:value-type="float">
            <text:p>9070</text:p>
          </table:table-cell>
          <table:table-cell table:style-name="ce76" table:formula="of:=SUM([.P20:.P38])" office:value-type="float" office:value="9930" calcext:value-type="float">
            <text:p>9930</text:p>
          </table:table-cell>
          <table:table-cell table:style-name="ce74" table:formula="of:=[.O40]-[.P40]" office:value-type="float" office:value="-860" calcext:value-type="float">
            <text:p>-860</text:p>
          </table:table-cell>
          <table:table-cell table:style-name="ce77"/>
          <table:table-cell table:style-name="ce81" table:formula="of:=SUM([.S20:.S38])" office:value-type="float" office:value="6548" calcext:value-type="float">
            <text:p>6548</text:p>
          </table:table-cell>
          <table:table-cell table:style-name="ce76" table:formula="of:=SUM([.T20:.T38])" office:value-type="float" office:value="12452" calcext:value-type="float">
            <text:p>12452</text:p>
          </table:table-cell>
          <table:table-cell table:style-name="ce74" table:formula="of:=[.S40]-[.T40]" office:value-type="float" office:value="-5904" calcext:value-type="float">
            <text:p>-5904</text:p>
          </table:table-cell>
          <table:table-cell table:style-name="ce74"/>
          <table:table-cell table:number-columns-repeated="1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>
            <draw:frame table:end-cell-address="Sheet1.J53" table:end-x="15.32mm" table:end-y="3.41mm" draw:z-index="7" draw:name="Chart 22" draw:style-name="gr1" draw:text-style-name="P1" svg:width="75.96mm" svg:height="60.77mm" svg:x="1.89mm" svg:y="4.02mm">
              <draw:object draw:notify-on-update-of-ranges="Sheet1.J20:Sheet1.J38 Sheet1.AI8:Sheet1.AI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30"/>
          <table:table-cell table:style-name="ce34" table:number-columns-repeated="2"/>
          <table:table-cell table:number-columns-repeated="2"/>
          <table:table-cell table:style-name="ce71">
            <draw:frame table:end-cell-address="Sheet1.Q53" table:end-x="23.61mm" table:end-y="4.02mm" draw:z-index="0" draw:name="Chart 12" draw:style-name="gr1" draw:text-style-name="P1" svg:width="88.12mm" svg:height="62.59mm" svg:x="23.44mm" svg:y="2.83mm">
              <draw:object draw:notify-on-update-of-ranges="Sheet1.Q20:Sheet1.Q38 Sheet1.AI8:Sheet1.AI26 Sheet1.AI8:Sheet1.AI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2"/>
          <table:table-cell table:style-name="ce77">
            <draw:frame table:end-cell-address="Sheet1.V54" table:end-x="21.62mm" table:end-y="3.45mm" draw:z-index="1" draw:name="Chart 13" draw:style-name="gr1" draw:text-style-name="P1" svg:width="119.36mm" svg:height="64.44mm" svg:x="2.93mm" svg:y="1.45mm">
              <draw:object draw:notify-on-update-of-ranges="Sheet1.U20:Sheet1.U38 Sheet1.AI8:Sheet1.AI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77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>
          <table:table-cell table:style-name="ce4"/>
          <table:table-cell table:style-name="ce13">
            <draw:frame table:end-cell-address="Sheet1.E53" table:end-x="25.46mm" table:end-y="3.24mm" draw:z-index="6" draw:name="Chart 21" draw:style-name="gr1" draw:text-style-name="P1" svg:width="62.59mm" svg:height="54.41mm" svg:x="19.77mm" svg:y="1.77mm">
              <draw:object draw:notify-on-update-of-ranges="Sheet1.F20:Sheet1.F38 Sheet1.AI8:Sheet1.AI2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3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3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004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 table:number-columns-repeated="1004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53" calcext:value-type="float">
            <text:p>653</text:p>
          </table:table-cell>
          <table:table-cell table:style-name="ce32" table:formula="of:=SUM(1000-[.D57])" office:value-type="float" office:value="347" calcext:value-type="float">
            <text:p>347</text:p>
          </table:table-cell>
          <table:table-cell table:style-name="ce33" table:formula="of:=[.D57]-[.E57]" office:value-type="float" office:value="306" calcext:value-type="float">
            <text:p>306</text:p>
          </table:table-cell>
          <table:table-cell table:style-name="ce32"/>
          <table:table-cell table:style-name="ce22" office:value-type="float" office:value="629" calcext:value-type="float">
            <text:p>629</text:p>
          </table:table-cell>
          <table:table-cell table:style-name="ce33" table:formula="of:=SUM(1000-[.H57])" office:value-type="float" office:value="371" calcext:value-type="float">
            <text:p>371</text:p>
          </table:table-cell>
          <table:table-cell table:style-name="ce33" table:formula="of:=[.H57]-[.I57]" office:value-type="float" office:value="258" calcext:value-type="float">
            <text:p>2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720" calcext:value-type="float">
            <text:p>720</text:p>
          </table:table-cell>
          <table:table-cell table:style-name="ce32" table:formula="of:=SUM(1000-[.D58])" office:value-type="float" office:value="280" calcext:value-type="float">
            <text:p>280</text:p>
          </table:table-cell>
          <table:table-cell table:style-name="ce33" table:formula="of:=[.D58]-[.E58]" office:value-type="float" office:value="440" calcext:value-type="float">
            <text:p>440</text:p>
          </table:table-cell>
          <table:table-cell table:style-name="ce32"/>
          <table:table-cell table:style-name="ce22" office:value-type="float" office:value="792" calcext:value-type="float">
            <text:p>792</text:p>
          </table:table-cell>
          <table:table-cell table:style-name="ce33" table:formula="of:=SUM(1000-[.H58])" office:value-type="float" office:value="208" calcext:value-type="float">
            <text:p>208</text:p>
          </table:table-cell>
          <table:table-cell table:style-name="ce33" table:formula="of:=[.H58]-[.I58]" office:value-type="float" office:value="584" calcext:value-type="float">
            <text:p>5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61" calcext:value-type="float">
            <text:p>861</text:p>
          </table:table-cell>
          <table:table-cell table:style-name="ce32" table:formula="of:=SUM(1000-[.D59])" office:value-type="float" office:value="139" calcext:value-type="float">
            <text:p>139</text:p>
          </table:table-cell>
          <table:table-cell table:style-name="ce33" table:formula="of:=[.D59]-[.E59]" office:value-type="float" office:value="722" calcext:value-type="float">
            <text:p>722</text:p>
          </table:table-cell>
          <table:table-cell table:style-name="ce32"/>
          <table:table-cell table:style-name="ce22" office:value-type="float" office:value="832" calcext:value-type="float">
            <text:p>832</text:p>
          </table:table-cell>
          <table:table-cell table:style-name="ce33" table:formula="of:=SUM(1000-[.H59])" office:value-type="float" office:value="168" calcext:value-type="float">
            <text:p>168</text:p>
          </table:table-cell>
          <table:table-cell table:style-name="ce33" table:formula="of:=[.H59]-[.I59]" office:value-type="float" office:value="664" calcext:value-type="float">
            <text:p>6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90" calcext:value-type="float">
            <text:p>890</text:p>
          </table:table-cell>
          <table:table-cell table:style-name="ce32" table:formula="of:=SUM(1000-[.D60])" office:value-type="float" office:value="110" calcext:value-type="float">
            <text:p>110</text:p>
          </table:table-cell>
          <table:table-cell table:style-name="ce33" table:formula="of:=[.D60]-[.E60]" office:value-type="float" office:value="780" calcext:value-type="float">
            <text:p>780</text:p>
          </table:table-cell>
          <table:table-cell table:style-name="ce44"/>
          <table:table-cell table:style-name="ce22" office:value-type="float" office:value="848" calcext:value-type="float">
            <text:p>848</text:p>
          </table:table-cell>
          <table:table-cell table:style-name="ce33" table:formula="of:=SUM(1000-[.H60])" office:value-type="float" office:value="152" calcext:value-type="float">
            <text:p>152</text:p>
          </table:table-cell>
          <table:table-cell table:style-name="ce33" table:formula="of:=[.H60]-[.I60]" office:value-type="float" office:value="696" calcext:value-type="float">
            <text:p>6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70" calcext:value-type="float">
            <text:p>870</text:p>
          </table:table-cell>
          <table:table-cell table:style-name="ce32" table:formula="of:=SUM(1000-[.D61])" office:value-type="float" office:value="130" calcext:value-type="float">
            <text:p>130</text:p>
          </table:table-cell>
          <table:table-cell table:style-name="ce33" table:formula="of:=[.D61]-[.E61]" office:value-type="float" office:value="740" calcext:value-type="float">
            <text:p>740</text:p>
          </table:table-cell>
          <table:table-cell table:style-name="ce32"/>
          <table:table-cell table:style-name="ce22" office:value-type="float" office:value="824" calcext:value-type="float">
            <text:p>824</text:p>
          </table:table-cell>
          <table:table-cell table:style-name="ce33" table:formula="of:=SUM(1000-[.H61])" office:value-type="float" office:value="176" calcext:value-type="float">
            <text:p>176</text:p>
          </table:table-cell>
          <table:table-cell table:style-name="ce33" table:formula="of:=[.H61]-[.I61]" office:value-type="float" office:value="648" calcext:value-type="float">
            <text:p>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83" calcext:value-type="float">
            <text:p>883</text:p>
          </table:table-cell>
          <table:table-cell table:style-name="ce32" table:formula="of:=SUM(1000-[.D62])" office:value-type="float" office:value="117" calcext:value-type="float">
            <text:p>117</text:p>
          </table:table-cell>
          <table:table-cell table:style-name="ce33" table:formula="of:=[.D62]-[.E62]" office:value-type="float" office:value="766" calcext:value-type="float">
            <text:p>766</text:p>
          </table:table-cell>
          <table:table-cell table:style-name="ce32"/>
          <table:table-cell table:style-name="ce22" office:value-type="float" office:value="871" calcext:value-type="float">
            <text:p>871</text:p>
          </table:table-cell>
          <table:table-cell table:style-name="ce33" table:formula="of:=SUM(1000-[.H62])" office:value-type="float" office:value="129" calcext:value-type="float">
            <text:p>129</text:p>
          </table:table-cell>
          <table:table-cell table:style-name="ce33" table:formula="of:=[.H62]-[.I62]" office:value-type="float" office:value="742" calcext:value-type="float">
            <text:p>74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79" calcext:value-type="float">
            <text:p>879</text:p>
          </table:table-cell>
          <table:table-cell table:style-name="ce32" table:formula="of:=SUM(1000-[.D63])" office:value-type="float" office:value="121" calcext:value-type="float">
            <text:p>121</text:p>
          </table:table-cell>
          <table:table-cell table:style-name="ce33" table:formula="of:=[.D63]-[.E63]" office:value-type="float" office:value="758" calcext:value-type="float">
            <text:p>758</text:p>
          </table:table-cell>
          <table:table-cell table:style-name="ce32"/>
          <table:table-cell table:style-name="ce22" office:value-type="float" office:value="828" calcext:value-type="float">
            <text:p>828</text:p>
          </table:table-cell>
          <table:table-cell table:style-name="ce33" table:formula="of:=SUM(1000-[.H63])" office:value-type="float" office:value="172" calcext:value-type="float">
            <text:p>172</text:p>
          </table:table-cell>
          <table:table-cell table:style-name="ce33" table:formula="of:=[.H63]-[.I63]" office:value-type="float" office:value="656" calcext:value-type="float">
            <text:p>6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42" calcext:value-type="float">
            <text:p>842</text:p>
          </table:table-cell>
          <table:table-cell table:style-name="ce32" table:formula="of:=SUM(1000-[.D64])" office:value-type="float" office:value="158" calcext:value-type="float">
            <text:p>158</text:p>
          </table:table-cell>
          <table:table-cell table:style-name="ce33" table:formula="of:=[.D64]-[.E64]" office:value-type="float" office:value="684" calcext:value-type="float">
            <text:p>684</text:p>
          </table:table-cell>
          <table:table-cell table:style-name="ce32"/>
          <table:table-cell table:style-name="ce22" office:value-type="float" office:value="831" calcext:value-type="float">
            <text:p>831</text:p>
          </table:table-cell>
          <table:table-cell table:style-name="ce33" table:formula="of:=SUM(1000-[.H64])" office:value-type="float" office:value="169" calcext:value-type="float">
            <text:p>169</text:p>
          </table:table-cell>
          <table:table-cell table:style-name="ce33" table:formula="of:=[.H64]-[.I64]" office:value-type="float" office:value="662" calcext:value-type="float">
            <text:p>6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811" calcext:value-type="float">
            <text:p>811</text:p>
          </table:table-cell>
          <table:table-cell table:style-name="ce33" table:formula="of:=SUM(1000-[.H65])" office:value-type="float" office:value="189" calcext:value-type="float">
            <text:p>189</text:p>
          </table:table-cell>
          <table:table-cell table:style-name="ce33" table:formula="of:=[.H65]-[.I65]" office:value-type="float" office:value="622" calcext:value-type="float">
            <text:p>6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72" calcext:value-type="float">
            <text:p>772</text:p>
          </table:table-cell>
          <table:table-cell table:style-name="ce32" table:formula="of:=SUM(1000-[.D66])" office:value-type="float" office:value="228" calcext:value-type="float">
            <text:p>228</text:p>
          </table:table-cell>
          <table:table-cell table:style-name="ce33" table:formula="of:=[.D66]-[.E66]" office:value-type="float" office:value="544" calcext:value-type="float">
            <text:p>544</text:p>
          </table:table-cell>
          <table:table-cell table:style-name="ce32"/>
          <table:table-cell table:style-name="ce22" office:value-type="float" office:value="753" calcext:value-type="float">
            <text:p>753</text:p>
          </table:table-cell>
          <table:table-cell table:style-name="ce33" table:formula="of:=SUM(1000-[.H66])" office:value-type="float" office:value="247" calcext:value-type="float">
            <text:p>247</text:p>
          </table:table-cell>
          <table:table-cell table:style-name="ce33" table:formula="of:=[.H66]-[.I66]" office:value-type="float" office:value="506" calcext:value-type="float">
            <text:p>5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682" calcext:value-type="float">
            <text:p>682</text:p>
          </table:table-cell>
          <table:table-cell table:style-name="ce32" table:formula="of:=SUM(1000-[.D67])" office:value-type="float" office:value="318" calcext:value-type="float">
            <text:p>318</text:p>
          </table:table-cell>
          <table:table-cell table:style-name="ce33" table:formula="of:=[.D67]-[.E67]" office:value-type="float" office:value="364" calcext:value-type="float">
            <text:p>364</text:p>
          </table:table-cell>
          <table:table-cell table:style-name="ce32"/>
          <table:table-cell table:style-name="ce22" office:value-type="float" office:value="728" calcext:value-type="float">
            <text:p>728</text:p>
          </table:table-cell>
          <table:table-cell table:style-name="ce33" table:formula="of:=SUM(1000-[.H67])" office:value-type="float" office:value="272" calcext:value-type="float">
            <text:p>272</text:p>
          </table:table-cell>
          <table:table-cell table:style-name="ce33" table:formula="of:=[.H67]-[.I67]" office:value-type="float" office:value="456" calcext:value-type="float">
            <text:p>4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27" calcext:value-type="float">
            <text:p>727</text:p>
          </table:table-cell>
          <table:table-cell table:style-name="ce32" table:formula="of:=SUM(1000-[.D68])" office:value-type="float" office:value="273" calcext:value-type="float">
            <text:p>273</text:p>
          </table:table-cell>
          <table:table-cell table:style-name="ce33" table:formula="of:=[.D68]-[.E68]" office:value-type="float" office:value="454" calcext:value-type="float">
            <text:p>454</text:p>
          </table:table-cell>
          <table:table-cell table:style-name="ce32"/>
          <table:table-cell table:style-name="ce63" office:value-type="float" office:value="637" calcext:value-type="float">
            <text:p>637</text:p>
          </table:table-cell>
          <table:table-cell table:style-name="ce33" table:formula="of:=SUM(1000-[.H68])" office:value-type="float" office:value="363" calcext:value-type="float">
            <text:p>363</text:p>
          </table:table-cell>
          <table:table-cell table:style-name="ce33" table:formula="of:=[.H68]-[.I68]" office:value-type="float" office:value="274" calcext:value-type="float">
            <text:p>2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69" calcext:value-type="float">
            <text:p>669</text:p>
          </table:table-cell>
          <table:table-cell table:style-name="ce32" table:formula="of:=SUM(1000-[.D69])" office:value-type="float" office:value="331" calcext:value-type="float">
            <text:p>331</text:p>
          </table:table-cell>
          <table:table-cell table:style-name="ce33" table:formula="of:=[.D69]-[.E69]" office:value-type="float" office:value="338" calcext:value-type="float">
            <text:p>338</text:p>
          </table:table-cell>
          <table:table-cell table:style-name="ce32"/>
          <table:table-cell table:style-name="ce63" office:value-type="float" office:value="544" calcext:value-type="float">
            <text:p>544</text:p>
          </table:table-cell>
          <table:table-cell table:style-name="ce33" table:formula="of:=SUM(1000-[.H69])" office:value-type="float" office:value="456" calcext:value-type="float">
            <text:p>456</text:p>
          </table:table-cell>
          <table:table-cell table:style-name="ce33" table:formula="of:=[.H69]-[.I69]" office:value-type="float" office:value="88" calcext:value-type="float">
            <text:p>8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67" calcext:value-type="float">
            <text:p>667</text:p>
          </table:table-cell>
          <table:table-cell table:style-name="ce32" table:formula="of:=SUM(1000-[.D70])" office:value-type="float" office:value="333" calcext:value-type="float">
            <text:p>333</text:p>
          </table:table-cell>
          <table:table-cell table:style-name="ce33" table:formula="of:=[.D70]-[.E70]" office:value-type="float" office:value="334" calcext:value-type="float">
            <text:p>334</text:p>
          </table:table-cell>
          <table:table-cell table:style-name="ce32"/>
          <table:table-cell table:style-name="ce33" office:value-type="float" office:value="446" calcext:value-type="float">
            <text:p>446</text:p>
          </table:table-cell>
          <table:table-cell table:style-name="ce63" table:formula="of:=SUM(1000-[.H70])" office:value-type="float" office:value="554" calcext:value-type="float">
            <text:p>554</text:p>
          </table:table-cell>
          <table:table-cell table:style-name="ce33" table:formula="of:=[.H70]-[.I70]" office:value-type="float" office:value="-108" calcext:value-type="float">
            <text:p>-10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16" calcext:value-type="float">
            <text:p>616</text:p>
          </table:table-cell>
          <table:table-cell table:style-name="ce32" table:formula="of:=SUM(1000-[.D71])" office:value-type="float" office:value="384" calcext:value-type="float">
            <text:p>384</text:p>
          </table:table-cell>
          <table:table-cell table:style-name="ce33" table:formula="of:=[.D71]-[.E71]" office:value-type="float" office:value="232" calcext:value-type="float">
            <text:p>232</text:p>
          </table:table-cell>
          <table:table-cell table:style-name="ce32"/>
          <table:table-cell table:style-name="ce33" office:value-type="float" office:value="410" calcext:value-type="float">
            <text:p>410</text:p>
          </table:table-cell>
          <table:table-cell table:style-name="ce63" table:formula="of:=SUM(1000-[.H71])" office:value-type="float" office:value="590" calcext:value-type="float">
            <text:p>590</text:p>
          </table:table-cell>
          <table:table-cell table:style-name="ce33" table:formula="of:=[.H71]-[.I71]" office:value-type="float" office:value="-180" calcext:value-type="float">
            <text:p>-1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44" calcext:value-type="float">
            <text:p>544</text:p>
          </table:table-cell>
          <table:table-cell table:style-name="ce32" table:formula="of:=SUM(1000-[.D72])" office:value-type="float" office:value="456" calcext:value-type="float">
            <text:p>456</text:p>
          </table:table-cell>
          <table:table-cell table:style-name="ce33" table:formula="of:=[.D72]-[.E72]" office:value-type="float" office:value="88" calcext:value-type="float">
            <text:p>88</text:p>
          </table:table-cell>
          <table:table-cell table:style-name="ce32"/>
          <table:table-cell table:style-name="ce33" office:value-type="float" office:value="435" calcext:value-type="float">
            <text:p>435</text:p>
          </table:table-cell>
          <table:table-cell table:style-name="ce63" table:formula="of:=SUM(1000-[.H72])" office:value-type="float" office:value="565" calcext:value-type="float">
            <text:p>565</text:p>
          </table:table-cell>
          <table:table-cell table:style-name="ce33" table:formula="of:=[.H72]-[.I72]" office:value-type="float" office:value="-130" calcext:value-type="float">
            <text:p>-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27" calcext:value-type="float">
            <text:p>527</text:p>
          </table:table-cell>
          <table:table-cell table:style-name="ce32" table:formula="of:=SUM(1000-[.D73])" office:value-type="float" office:value="473" calcext:value-type="float">
            <text:p>473</text:p>
          </table:table-cell>
          <table:table-cell table:style-name="ce33" table:formula="of:=[.D73]-[.E73]" office:value-type="float" office:value="54" calcext:value-type="float">
            <text:p>54</text:p>
          </table:table-cell>
          <table:table-cell table:style-name="ce32"/>
          <table:table-cell table:style-name="ce33" office:value-type="float" office:value="381" calcext:value-type="float">
            <text:p>381</text:p>
          </table:table-cell>
          <table:table-cell table:style-name="ce63" table:formula="of:=SUM(1000-[.H73])" office:value-type="float" office:value="619" calcext:value-type="float">
            <text:p>619</text:p>
          </table:table-cell>
          <table:table-cell table:style-name="ce33" table:formula="of:=[.H73]-[.I73]" office:value-type="float" office:value="-238" calcext:value-type="float">
            <text:p>-2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46" calcext:value-type="float">
            <text:p>546</text:p>
          </table:table-cell>
          <table:table-cell table:style-name="ce32" table:formula="of:=SUM(1000-[.D74])" office:value-type="float" office:value="454" calcext:value-type="float">
            <text:p>454</text:p>
          </table:table-cell>
          <table:table-cell table:style-name="ce33" table:formula="of:=[.D74]-[.E74]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64" calcext:value-type="float">
            <text:p>364</text:p>
          </table:table-cell>
          <table:table-cell table:style-name="ce63" table:formula="of:=SUM(1000-[.H74])" office:value-type="float" office:value="636" calcext:value-type="float">
            <text:p>636</text:p>
          </table:table-cell>
          <table:table-cell table:style-name="ce33" table:formula="of:=[.H74]-[.I74]" office:value-type="float" office:value="-272" calcext:value-type="float">
            <text:p>-2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32" office:value-type="float" office:value="373" calcext:value-type="float">
            <text:p>373</text:p>
          </table:table-cell>
          <table:table-cell table:style-name="ce22" table:formula="of:=SUM(1000-[.D75])" office:value-type="float" office:value="627" calcext:value-type="float">
            <text:p>627</text:p>
          </table:table-cell>
          <table:table-cell table:style-name="ce33" table:formula="of:=[.D75]-[.E75]" office:value-type="float" office:value="-254" calcext:value-type="float">
            <text:p>-254</text:p>
          </table:table-cell>
          <table:table-cell table:style-name="ce22"/>
          <table:table-cell table:style-name="ce33" office:value-type="float" office:value="477" calcext:value-type="float">
            <text:p>477</text:p>
          </table:table-cell>
          <table:table-cell table:style-name="ce63" table:formula="of:=SUM(1000-[.H75])" office:value-type="float" office:value="523" calcext:value-type="float">
            <text:p>523</text:p>
          </table:table-cell>
          <table:table-cell table:style-name="ce33" table:formula="of:=[.H75]-[.I75]" office:value-type="float" office:value="-46" calcext:value-type="float">
            <text:p>-4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546" calcext:value-type="float">
            <text:p>13546</text:p>
          </table:table-cell>
          <table:table-cell table:style-name="ce44" table:formula="of:=SUM([.E57:.E75])" office:value-type="float" office:value="5454" calcext:value-type="float">
            <text:p>5454</text:p>
          </table:table-cell>
          <table:table-cell table:style-name="ce34" table:formula="of:=[.D77]-[.E77]" office:value-type="float" office:value="8092" calcext:value-type="float">
            <text:p>8092</text:p>
          </table:table-cell>
          <table:table-cell table:style-name="ce44"/>
          <table:table-cell table:style-name="ce30" table:formula="of:=SUM([.H57:.H75])" office:value-type="float" office:value="12441" calcext:value-type="float">
            <text:p>12441</text:p>
          </table:table-cell>
          <table:table-cell table:style-name="ce44" table:formula="of:=SUM([.I57:.I75])" office:value-type="float" office:value="6559" calcext:value-type="float">
            <text:p>6559</text:p>
          </table:table-cell>
          <table:table-cell table:style-name="ce34" table:formula="of:=[.H77]-[.I77]" office:value-type="float" office:value="5882" calcext:value-type="float">
            <text:p>588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>
            <draw:frame table:end-cell-address="Sheet1.E90" table:end-x="9.99mm" table:end-y="0.7mm" draw:z-index="8" draw:name="Chart 23" draw:style-name="gr1" draw:text-style-name="P1" svg:width="71.49mm" svg:height="52.2mm" svg:x="0.02mm" svg:y="1.42mm">
              <draw:object draw:notify-on-update-of-ranges="Sheet1.F57:Sheet1.F75 Sheet1.AI8:Sheet1.AI2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3" table:number-columns-repeated="2"/>
          <table:table-cell table:style-name="ce35"/>
          <table:table-cell table:style-name="ce31"/>
          <table:table-cell table:style-name="ce35">
            <draw:frame table:end-cell-address="Sheet1.J90" table:end-x="2.64mm" table:end-y="3.02mm" draw:z-index="9" draw:name="Chart 24" draw:style-name="gr1" draw:text-style-name="P1" svg:width="69.11mm" svg:height="52.23mm" svg:x="14.58mm" svg:y="3.71mm">
              <draw:object draw:notify-on-update-of-ranges="Sheet1.J57:Sheet1.J75 Sheet1.AI8:Sheet1.AI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>
            <draw:frame table:end-cell-address="Sheet1.Q88" table:end-x="9.83mm" table:end-y="3.26mm" draw:z-index="2" draw:name="Chart 14" draw:style-name="gr1" draw:text-style-name="P1" svg:width="93.36mm" svg:height="42.12mm" svg:x="4.42mm" svg:y="3.49mm">
              <draw:object draw:notify-on-update-of-ranges="Sheet1.Q57:Sheet1.Q75 Sheet1.AI8:Sheet1.AI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V88" table:end-x="18.01mm" table:end-y="0.9mm" draw:z-index="3" draw:name="Chart 15" draw:style-name="gr1" draw:text-style-name="P1" svg:width="127.64mm" svg:height="40.29mm" svg:x="23.05mm" svg:y="2.96mm">
              <draw:object draw:notify-on-update-of-ranges="Sheet1.U57:Sheet1.U75 Sheet1.AI8:Sheet1.AI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 table:number-rows-repeated="3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>
            <draw:frame table:end-cell-address="Sheet1.F129" table:end-x="4.85mm" table:end-y="4.15mm" draw:z-index="4" draw:name="Chart 1" draw:style-name="gr1" draw:text-style-name="P1" svg:width="71.44mm" svg:height="52.18mm" svg:x="20.88mm" svg:y="4.9mm">
              <draw:object draw:notify-on-update-of-ranges="Sheet1.F94:Sheet1.F112 Sheet1.AI8:Sheet1.AI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5"/>
          <table:table-cell table:style-name="ce4">
            <draw:frame table:end-cell-address="Sheet1.J129" table:end-x="7.98mm" table:end-y="4.36mm" draw:z-index="5" draw:name="Chart 18" draw:style-name="gr1" draw:text-style-name="P1" svg:width="69.02mm" svg:height="52.23mm" svg:x="1.51mm" svg:y="5.06mm">
              <draw:object draw:notify-on-update-of-ranges="Sheet1.J94:Sheet1.J112 Sheet1.AI8:Sheet1.AI2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5"/>
          <table:table-cell table:style-name="ce46">
            <draw:frame table:end-cell-address="Sheet1.Q128" table:end-x="5.74mm" table:end-y="5.31mm" draw:z-index="10" draw:name="Chart 25" draw:style-name="gr1" draw:text-style-name="P1" svg:width="75.74mm" svg:height="52.2mm" svg:x="17.95mm" svg:y="0.72mm">
              <draw:object draw:notify-on-update-of-ranges="Sheet1.Q94:Sheet1.Q112 Sheet1.AI8:Sheet1.AI26 Sheet1.AI8:Sheet1.AI26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T130" table:end-x="22.05mm" table:end-y="1.75mm" draw:z-index="11" draw:name="Chart 26" draw:style-name="gr1" draw:text-style-name="P1" svg:width="74.28mm" svg:height="52.23mm" svg:x="16.42mm" svg:y="2.45mm">
              <draw:object draw:notify-on-update-of-ranges="Sheet1.U94:Sheet1.U112 Sheet1.AI8:Sheet1.AI2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 table:number-rows-repeated="6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164" table:end-x="8.55mm" table:end-y="5.12mm" draw:z-index="12" draw:style-name="gr1" draw:text-style-name="P1" svg:width="91.92mm" svg:height="50.98mm" svg:x="4.1mm" svg:y="1.77mm">
              <draw:object draw:notify-on-update-of-ranges="Sheet1.F134:Sheet1.F152 Sheet1.AI8:Sheet1.AI2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165" table:end-x="18mm" table:end-y="1.62mm" draw:z-index="13" draw:style-name="gr1" draw:text-style-name="P1" svg:width="88.23mm" svg:height="51.42mm" svg:x="10.82mm" svg:y="3.12mm">
              <draw:object draw:notify-on-update-of-ranges="Sheet1.J134:Sheet1.J152 Sheet1.AI8:Sheet1.AI2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167" table:end-x="24.24mm" table:end-y="1.38mm" draw:z-index="15" draw:style-name="gr1" draw:text-style-name="P1" svg:width="99.57mm" svg:height="53.67mm" svg:x="25.35mm" svg:y="0.65mm">
              <draw:object draw:notify-on-update-of-ranges="Sheet1.U135:Sheet1.U153 Sheet1.AI8:Sheet1.AI2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13"/>
          <table:table-cell>
            <draw:frame table:end-cell-address="Sheet1.Q168" table:end-x="6.75mm" table:end-y="0.09mm" draw:z-index="14" draw:style-name="gr1" draw:text-style-name="P1" svg:width="94.35mm" svg:height="51.95mm" svg:x="0.35mm" svg:y="1.07mm">
              <draw:object draw:notify-on-update-of-ranges="Sheet1.Q135:Sheet1.Q153 Sheet1.AI8:Sheet1.AI26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201" table:end-x="7.6mm" table:end-y="4.48mm" draw:z-index="16" draw:style-name="gr1" draw:text-style-name="P1" svg:width="92.79mm" svg:height="54.17mm" svg:x="2.28mm" svg:y="3.23mm">
              <draw:object draw:notify-on-update-of-ranges="Sheet1.F170:Sheet1.F188 Sheet1.AI8:Sheet1.AI26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01" table:end-x="11.77mm" table:end-y="2.21mm" draw:z-index="17" draw:style-name="gr1" draw:text-style-name="P1" svg:width="80.6mm" svg:height="49.23mm" svg:x="12.22mm" svg:y="0.61mm">
              <draw:object draw:notify-on-update-of-ranges="Sheet1.J170:Sheet1.J188 Sheet1.AI8:Sheet1.AI26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  <table:table-cell table:style-name="ce3"/>
          <table:table-cell table:style-name="ce33">
            <draw:frame table:end-cell-address="Sheet1.P202" table:end-x="28.43mm" table:end-y="0.37mm" draw:z-index="18" draw:style-name="gr1" draw:text-style-name="P1" svg:width="82.64mm" svg:height="48.67mm" svg:x="1.74mm" svg:y="4.62mm">
              <draw:object draw:notify-on-update-of-ranges="Sheet1.Q171:Sheet1.Q189 Sheet1.AI8:Sheet1.AI2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202" table:end-x="21.64mm" table:end-y="4.4mm" draw:z-index="19" draw:style-name="gr1" draw:text-style-name="P1" svg:width="106.15mm" svg:height="48.25mm" svg:x="16.17mm" svg:y="3.78mm">
              <draw:object draw:notify-on-update-of-ranges="Sheet1.U171:Sheet1.U189 Sheet1.AI8:Sheet1.AI26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E235" table:end-x="27.64mm" table:end-y="3mm" draw:z-index="20" draw:style-name="gr1" draw:text-style-name="P1" svg:width="83.17mm" svg:height="46.77mm" svg:x="1.37mm" svg:y="3.87mm">
              <draw:object draw:notify-on-update-of-ranges="Sheet1.F205:Sheet1.F223 Sheet1.AI8:Sheet1.AI2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235" table:end-x="13.28mm" table:end-y="2.54mm" draw:z-index="21" draw:style-name="gr1" draw:text-style-name="P1" svg:width="85.81mm" svg:height="45.85mm" svg:x="8.52mm" svg:y="4.33mm">
              <draw:object draw:notify-on-update-of-ranges="Sheet1.J205:Sheet1.J223 Sheet1.AI8:Sheet1.AI26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3.97mm" table:end-y="3.4mm" draw:z-index="22" draw:style-name="gr1" draw:text-style-name="P1" svg:width="89.41mm" svg:height="42.79mm" svg:x="2.51mm" svg:y="2.96mm">
              <draw:object draw:notify-on-update-of-ranges="Sheet1.Q206:Sheet1.Q224 Sheet1.AI8:Sheet1.AI26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Sheet1.U236" table:end-x="8.24mm" table:end-y="0.59mm" draw:z-index="23" draw:style-name="gr1" draw:text-style-name="P1" svg:width="83.11mm" svg:height="41.42mm" svg:x="25.81mm" svg:y="1.52mm">
              <draw:object draw:notify-on-update-of-ranges="Sheet1.U206:Sheet1.U224 Sheet1.AI8:Sheet1.AI2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mm" table:end-y="2.98mm" draw:z-index="24" draw:style-name="gr1" draw:text-style-name="P1" svg:width="83.85mm" svg:height="47.15mm" svg:x="2.77mm" svg:y="3.47mm">
              <draw:object draw:notify-on-update-of-ranges="Sheet1.F239:Sheet1.F257 Sheet1.AI8:Sheet1.AI26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56mm" table:end-y="2.24mm" draw:z-index="25" draw:style-name="gr1" draw:text-style-name="P1" svg:width="93.4mm" svg:height="52.52mm" svg:x="3.21mm" svg:y="2.65mm">
              <draw:object draw:notify-on-update-of-ranges="Sheet1.J239:Sheet1.J257 Sheet1.AI8:Sheet1.AI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6"/>
          <table:table-cell>
            <draw:frame table:end-cell-address="Sheet1.Q274" table:end-x="23.03mm" table:end-y="0.92mm" draw:z-index="26" draw:style-name="gr1" draw:text-style-name="P1" svg:width="115.3mm" svg:height="59.98mm" svg:x="0.3mm" svg:y="4.44mm">
              <draw:object draw:notify-on-update-of-ranges="Sheet1.Q240:Sheet1.Q258 Sheet1.AI8:Sheet1.AI26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"/>
          <table:table-cell>
            <draw:frame table:end-cell-address="Sheet1.V274" table:end-x="13.5mm" table:end-y="4.51mm" draw:z-index="27" draw:style-name="gr1" draw:text-style-name="P1" svg:width="118.98mm" svg:height="64.01mm" svg:x="27.2mm" svg:y="4mm">
              <draw:object draw:notify-on-update-of-ranges="Sheet1.U240:Sheet1.U258 Sheet1.AI8:Sheet1.AI26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 table:number-rows-repeated="10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9mm" table:end-y="3.64mm" draw:z-index="28" draw:style-name="gr1" draw:text-style-name="P1" svg:width="98.77mm" svg:height="57.98mm" svg:x="3.21mm" svg:y="3.87mm">
              <draw:object draw:notify-on-update-of-ranges="Sheet1.F276:Sheet1.F294 Sheet1.AI8:Sheet1.AI26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8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6"/>
          <table:table-cell>
            <draw:frame table:end-cell-address="Sheet1.L311" table:end-x="3.07mm" table:end-y="1.94mm" draw:z-index="29" draw:style-name="gr1" draw:text-style-name="P1" svg:width="88.58mm" svg:height="58.79mm" svg:x="0.15mm" svg:y="1.36mm">
              <draw:object draw:notify-on-update-of-ranges="Sheet1.J276:Sheet1.J294 Sheet1.AI8:Sheet1.AI26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2"/>
          <table:table-cell table:style-name="Default" table:number-columns-repeated="5"/>
          <table:table-cell table:number-columns-repeated="990"/>
        </table:table-row>
        <table:table-row table:style-name="ro3" table:number-rows-repeated="2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27:Sheet1.AK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1:01:57.88448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8-05T21:32:15.537439765</dc:date>
    <meta:editing-cycles>33</meta:editing-cycles>
    <meta:editing-duration>PT8H38M12S</meta:editing-duration>
    <meta:generator>LibreOffice/6.0.7.3$Linux_X86_64 LibreOffice_project/00m0$Build-3</meta:generator>
    <meta:document-statistic meta:table-count="1" meta:cell-count="2377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13cm" svg:height="6.26cm" xlink:href=".." xlink:type="simple" chart:class="chart:line" chart:style-name="ch1">
        <chart:plot-area chart:style-name="ch2" table:cell-range-address="Sheet1.Q20:Sheet1.Q38 Sheet1.AI8:Sheet1.AI26" chart:data-source-has-labels="row" svg:x="0.176cm" svg:y="0.125cm" svg:width="8.461cm" svg:height="6.01cm">
          <chartooo:coordinate-region svg:x="1.23cm" svg:y="0.311cm" svg:width="7.276cm" svg:height="5.6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series chart:style-name="ch7" chart:values-cell-range-address="Sheet1.AI8:Sheet1.AI26" chart:label-cell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-255.952380952381 -52.0954808487187 -24.7729986834217 -66.1230056815736 -35.3799593492231 -23.0940993711651 -17.3008871129054 -11.5418716573923 -6.92567953924213 0 6.92567953924213 11.5418716573923 17.3008871129054 23.0940993711651 35.3799593492231 66.1230056815736 24.7729986834217 52.0954808487187 255.952380952381</text:p>
                <text:list>
                  <text:list-item>
                    <text:p>-255.952380952381</text:p>
                  </text:list-item>
                  <text:list-item>
                    <text:p>-52.0954808487187</text:p>
                  </text:list-item>
                  <text:list-item>
                    <text:p>-24.7729986834217</text:p>
                  </text:list-item>
                  <text:list-item>
                    <text:p>-66.1230056815736</text:p>
                  </text:list-item>
                  <text:list-item>
                    <text:p>-35.3799593492231</text:p>
                  </text:list-item>
                  <text:list-item>
                    <text:p>-23.0940993711651</text:p>
                  </text:list-item>
                  <text:list-item>
                    <text:p>-17.3008871129054</text:p>
                  </text:list-item>
                  <text:list-item>
                    <text:p>-11.5418716573923</text:p>
                  </text:list-item>
                  <text:list-item>
                    <text:p>-6.92567953924213</text:p>
                  </text:list-item>
                  <text:list-item>
                    <text:p>0</text:p>
                  </text:list-item>
                  <text:list-item>
                    <text:p>6.92567953924213</text:p>
                  </text:list-item>
                  <text:list-item>
                    <text:p>11.5418716573923</text:p>
                  </text:list-item>
                  <text:list-item>
                    <text:p>17.3008871129054</text:p>
                  </text:list-item>
                  <text:list-item>
                    <text:p>23.0940993711651</text:p>
                  </text:list-item>
                  <text:list-item>
                    <text:p>35.3799593492231</text:p>
                  </text:list-item>
                  <text:list-item>
                    <text:p>66.1230056815736</text:p>
                  </text:list-item>
                  <text:list-item>
                    <text:p>24.7729986834217</text:p>
                  </text:list-item>
                  <text:list-item>
                    <text:p>52.0954808487187</text:p>
                  </text:list-item>
                  <text:list-item>
                    <text:p>255.952380952381</text:p>
                  </text:list-item>
                </text:list>
                <draw:g>
                  <svg:desc>Sheet1.AI8:Sheet1.AI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Sheet1.Q20:Sheet1.Q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">
                <text:p>63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">
                <text:p>73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8">
                <text:p>-34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8">
                <text:p>-62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2">
                <text:p>-7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">
                <text:p>-69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0">
                <text:p>-79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8">
                <text:p>-76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8">
                <text:p>-67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8">
                <text:p>-38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12cm" svg:height="5.224cm" xlink:href=".." xlink:type="simple" chart:class="chart:line" chart:style-name="ch1">
        <chart:title svg:x="1.356cm" svg:y="0.239cm" chart:style-name="ch2">
          <text:p>TBSE: AA-vs-ZIP</text:p>
        </chart:title>
        <chart:plot-area chart:style-name="ch3" table:cell-range-address="Sheet1.J57:Sheet1.J75 Sheet1.AI8:Sheet1.AI26" svg:x="0.138cm" svg:y="1.222cm" svg:width="6.636cm" svg:height="3.898cm">
          <chartooo:coordinate-region svg:x="0.98cm" svg:y="1.409cm" svg:width="5.663cm" svg:height="3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7:Sheet1.J75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Sheet1.J57:Sheet1.J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">
                <text:p>58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">
                <text:p>64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">
                <text:p>74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">
                <text:p>6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">
                <text:p>66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">
                <text:p>62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8">
                <text:p>-10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0">
                <text:p>-13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8">
                <text:p>-23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2">
                <text:p>-27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">
                <text:p>-4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7.575cm" svg:height="5.221cm" xlink:href=".." xlink:type="simple" chart:class="chart:line" chart:style-name="ch1">
        <chart:title svg:x="1.594cm" svg:y="0.239cm" chart:style-name="ch2">
          <text:p>BSE: GDX-vs-ZIC</text:p>
        </chart:title>
        <chart:plot-area chart:style-name="ch3" table:cell-range-address="Sheet1.Q94:Sheet1.Q112 Sheet1.AI8:Sheet1.AI26" chart:data-source-has-labels="row" svg:x="0.151cm" svg:y="1.222cm" svg:width="7.273cm" svg:height="3.895cm">
          <chartooo:coordinate-region svg:x="0.993cm" svg:y="1.408cm" svg:width="6.194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94:Sheet1.Q112" chart:class="chart:line">
            <chart:data-point chart:repeated="19"/>
          </chart:series>
          <chart:series chart:style-name="ch8" chart:values-cell-range-address="Sheet1.AI8:Sheet1.AI26" chart:label-cell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-255.952380952381 -52.0954808487187 -24.7729986834217 -66.1230056815736 -35.3799593492231 -23.0940993711651 -17.3008871129054 -11.5418716573923 -6.92567953924213 0 6.92567953924213 11.5418716573923 17.3008871129054 23.0940993711651 35.3799593492231 66.1230056815736 24.7729986834217 52.0954808487187 255.952380952381</text:p>
                <text:list>
                  <text:list-item>
                    <text:p>-255.952380952381</text:p>
                  </text:list-item>
                  <text:list-item>
                    <text:p>-52.0954808487187</text:p>
                  </text:list-item>
                  <text:list-item>
                    <text:p>-24.7729986834217</text:p>
                  </text:list-item>
                  <text:list-item>
                    <text:p>-66.1230056815736</text:p>
                  </text:list-item>
                  <text:list-item>
                    <text:p>-35.3799593492231</text:p>
                  </text:list-item>
                  <text:list-item>
                    <text:p>-23.0940993711651</text:p>
                  </text:list-item>
                  <text:list-item>
                    <text:p>-17.3008871129054</text:p>
                  </text:list-item>
                  <text:list-item>
                    <text:p>-11.5418716573923</text:p>
                  </text:list-item>
                  <text:list-item>
                    <text:p>-6.92567953924213</text:p>
                  </text:list-item>
                  <text:list-item>
                    <text:p>0</text:p>
                  </text:list-item>
                  <text:list-item>
                    <text:p>6.92567953924213</text:p>
                  </text:list-item>
                  <text:list-item>
                    <text:p>11.5418716573923</text:p>
                  </text:list-item>
                  <text:list-item>
                    <text:p>17.3008871129054</text:p>
                  </text:list-item>
                  <text:list-item>
                    <text:p>23.0940993711651</text:p>
                  </text:list-item>
                  <text:list-item>
                    <text:p>35.3799593492231</text:p>
                  </text:list-item>
                  <text:list-item>
                    <text:p>66.1230056815736</text:p>
                  </text:list-item>
                  <text:list-item>
                    <text:p>24.7729986834217</text:p>
                  </text:list-item>
                  <text:list-item>
                    <text:p>52.0954808487187</text:p>
                  </text:list-item>
                  <text:list-item>
                    <text:p>255.952380952381</text:p>
                  </text:list-item>
                </text:list>
                <draw:g>
                  <svg:desc>Sheet1.AI8:Sheet1.AI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7.429cm" svg:height="5.224cm" xlink:href=".." xlink:type="simple" chart:class="chart:line" chart:style-name="ch1">
        <chart:title svg:x="1.363cm" svg:y="0.239cm" chart:style-name="ch2">
          <text:p>TBSE: GDX-vs-ZIC</text:p>
        </chart:title>
        <chart:plot-area chart:style-name="ch3" table:cell-range-address="Sheet1.U94:Sheet1.U112 Sheet1.AI8:Sheet1.AI26" svg:x="0.148cm" svg:y="1.222cm" svg:width="7.133cm" svg:height="3.898cm">
          <chartooo:coordinate-region svg:x="0.99cm" svg:y="1.408cm" svg:width="6.054cm" svg:height="3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94:Sheet1.U112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193cm" svg:height="5.099cm" xlink:href=".." xlink:type="simple" chart:class="chart:line" chart:style-name="ch1">
        <chart:title svg:x="2.515cm" svg:y="0.237cm" chart:style-name="ch2">
          <text:p>BSE: GVWY-vs-ZIC</text:p>
        </chart:title>
        <chart:plot-area chart:style-name="ch3" table:cell-range-address="Sheet1.F134:Sheet1.F152 Sheet1.AI8:Sheet1.AI26" svg:x="0.183cm" svg:y="1.117cm" svg:width="8.827cm" svg:height="3.881cm">
          <chartooo:coordinate-region svg:x="1.095cm" svg:y="1.316cm" svg:width="7.728cm" svg:height="3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4:Sheet1.F152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824cm" svg:height="5.143cm" xlink:href=".." xlink:type="simple" chart:class="chart:line" chart:style-name="ch1">
        <chart:title svg:x="2.199cm" svg:y="0.238cm" chart:style-name="ch2">
          <text:p>TBSE: GVWY-vs-ZIC</text:p>
        </chart:title>
        <chart:plot-area chart:style-name="ch3" table:cell-range-address="Sheet1.J134:Sheet1.J152 Sheet1.AI8:Sheet1.AI26" svg:x="0.176cm" svg:y="1.119cm" svg:width="8.472cm" svg:height="3.922cm">
          <chartooo:coordinate-region svg:x="1.088cm" svg:y="1.244cm" svg:width="7.293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34:Sheet1.J152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436cm" svg:height="5.196cm" xlink:href=".." xlink:type="simple" chart:class="chart:line" chart:style-name="ch1">
        <chart:title svg:x="2.703cm" svg:y="0.239cm" chart:style-name="ch2">
          <text:p>BSE: SHVR-vs-ZIC</text:p>
        </chart:title>
        <chart:plot-area chart:style-name="ch3" table:cell-range-address="Sheet1.Q135:Sheet1.Q153 Sheet1.AI8:Sheet1.AI26" svg:x="0.188cm" svg:y="1.121cm" svg:width="9.06cm" svg:height="3.972cm">
          <chartooo:coordinate-region svg:x="1.1cm" svg:y="1.271cm" svg:width="7.961cm" svg:height="3.5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35:Sheet1.Q153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958cm" svg:height="5.368cm" xlink:href=".." xlink:type="simple" chart:class="chart:line" chart:style-name="ch1">
        <chart:title svg:x="2.832cm" svg:y="0.243cm" chart:style-name="ch2">
          <text:p>TBSE: SHVR-vs-ZIC</text:p>
        </chart:title>
        <chart:plot-area chart:style-name="ch3" table:cell-range-address="Sheet1.U135:Sheet1.U153 Sheet1.AI8:Sheet1.AI26" svg:x="0.199cm" svg:y="1.129cm" svg:width="9.56cm" svg:height="4.132cm">
          <chartooo:coordinate-region svg:x="1.111cm" svg:y="1.275cm" svg:width="8.381cm" svg:height="3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35:Sheet1.U153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28cm" svg:height="5.418cm" xlink:href=".." xlink:type="simple" chart:class="chart:line" chart:style-name="ch1">
        <chart:title svg:x="2.572cm" svg:y="0.244cm" chart:style-name="ch2">
          <text:p>BSE: GVWY-vs-ZIP</text:p>
        </chart:title>
        <chart:plot-area chart:style-name="ch3" table:cell-range-address="Sheet1.F170:Sheet1.F188 Sheet1.AI8:Sheet1.AI26" svg:x="0.185cm" svg:y="1.131cm" svg:width="8.91cm" svg:height="4.179cm">
          <chartooo:coordinate-region svg:x="1.097cm" svg:y="1.33cm" svg:width="7.732cm" svg:height="3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0:Sheet1.F18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061cm" svg:height="4.924cm" xlink:href=".." xlink:type="simple" chart:class="chart:line" chart:style-name="ch1">
        <chart:title svg:x="1.83cm" svg:y="0.234cm" chart:style-name="ch2">
          <text:p>TBSE: GVWY-vs-ZIP</text:p>
        </chart:title>
        <chart:plot-area chart:style-name="ch3" table:cell-range-address="Sheet1.J170:Sheet1.J188 Sheet1.AI8:Sheet1.AI26" svg:x="0.161cm" svg:y="1.111cm" svg:width="7.739cm" svg:height="3.715cm">
          <chartooo:coordinate-region svg:x="1.073cm" svg:y="1.276cm" svg:width="6.64cm" svg:height="3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0:Sheet1.J18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265cm" svg:height="4.868cm" xlink:href=".." xlink:type="simple" chart:class="chart:line" chart:style-name="ch1">
        <chart:title svg:x="2.131cm" svg:y="0.233cm" chart:style-name="ch2">
          <text:p>BSE: SHVR-vs-ZIP</text:p>
        </chart:title>
        <chart:plot-area chart:style-name="ch3" table:cell-range-address="Sheet1.Q171:Sheet1.Q189 Sheet1.AI8:Sheet1.AI26" svg:x="0.165cm" svg:y="1.109cm" svg:width="7.935cm" svg:height="3.662cm">
          <chartooo:coordinate-region svg:x="1.077cm" svg:y="1.209cm" svg:width="6.756cm" svg:height="3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71:Sheet1.Q189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937cm" svg:height="6.445cm" xlink:href=".." xlink:type="simple" chart:class="chart:line" chart:style-name="ch1">
        <chart:plot-area chart:style-name="ch2" table:cell-range-address="Sheet1.U20:Sheet1.U38 Sheet1.AI8:Sheet1.AI26" svg:x="0.421cm" svg:y="0.304cm" svg:width="11.142cm" svg:height="6.227cm">
          <chartooo:coordinate-region svg:x="1.157cm" svg:y="0.49cm" svg:width="10.193cm" svg:height="5.8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U20:Sheet1.U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0">
                <text:p>-19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50">
                <text:p>-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2">
                <text:p>-68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48">
                <text:p>-74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2">
                <text:p>-8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6">
                <text:p>-85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24">
                <text:p>-82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8">
                <text:p>-85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8">
                <text:p>-78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6">
                <text:p>-68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8">
                <text:p>-45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616cm" svg:height="4.826cm" xlink:href=".." xlink:type="simple" chart:class="chart:line" chart:style-name="ch1">
        <chart:title svg:x="3.174cm" svg:y="0.232cm" chart:style-name="ch2">
          <text:p>TBSE: SHVR-vs-ZIP</text:p>
        </chart:title>
        <chart:plot-area chart:style-name="ch3" table:cell-range-address="Sheet1.U171:Sheet1.U189 Sheet1.AI8:Sheet1.AI26" svg:x="0.212cm" svg:y="1.107cm" svg:width="10.192cm" svg:height="3.623cm">
          <chartooo:coordinate-region svg:x="1.124cm" svg:y="1.261cm" svg:width="9.093cm" svg:height="3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71:Sheet1.U189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318cm" svg:height="4.678cm" xlink:href=".." xlink:type="simple" chart:class="chart:line" chart:style-name="ch1">
        <chart:title svg:x="1.959cm" svg:y="0.229cm" chart:style-name="ch2">
          <text:p>BSE: GVWY-vs-GDX</text:p>
        </chart:title>
        <chart:plot-area chart:style-name="ch3" table:cell-range-address="Sheet1.F205:Sheet1.F223 Sheet1.AI8:Sheet1.AI26" svg:x="0.166cm" svg:y="1.101cm" svg:width="7.986cm" svg:height="3.484cm">
          <chartooo:coordinate-region svg:x="1.264cm" svg:y="1.3cm" svg:width="6.702cm" svg:height="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5:Sheet1.F223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582cm" svg:height="4.586cm" xlink:href=".." xlink:type="simple" chart:class="chart:line" chart:style-name="ch1">
        <chart:title svg:x="1.959cm" svg:y="0.227cm" chart:style-name="ch2">
          <text:p>TBSE: GVWY-vs-GDX</text:p>
        </chart:title>
        <chart:plot-area chart:style-name="ch3" table:cell-range-address="Sheet1.J205:Sheet1.J223 Sheet1.AI8:Sheet1.AI26" svg:x="0.171cm" svg:y="1.097cm" svg:width="8.24cm" svg:height="3.398cm">
          <chartooo:coordinate-region svg:x="1.083cm" svg:y="1.296cm" svg:width="7.141cm" svg:height="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5:Sheet1.J223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942cm" svg:height="4.28cm" xlink:href=".." xlink:type="simple" chart:class="chart:line" chart:style-name="ch1">
        <chart:title svg:x="2.337cm" svg:y="0.221cm" chart:style-name="ch2">
          <text:p>BSE: SHVR-vs-GDX</text:p>
        </chart:title>
        <chart:plot-area chart:style-name="ch3" table:cell-range-address="Sheet1.Q206:Sheet1.Q224 Sheet1.AI8:Sheet1.AI26" svg:x="0.178cm" svg:y="1.085cm" svg:width="8.586cm" svg:height="3.11cm">
          <chartooo:coordinate-region svg:x="1.09cm" svg:y="1.28cm" svg:width="7.487cm" svg:height="2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06:Sheet1.Q224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312cm" svg:height="4.143cm" xlink:href=".." xlink:type="simple" chart:class="chart:line" chart:style-name="ch1">
        <chart:title svg:x="1.89cm" svg:y="0.218cm" chart:style-name="ch2">
          <text:p>TBSE: SHVR-vs-GDX</text:p>
        </chart:title>
        <chart:plot-area chart:style-name="ch3" table:cell-range-address="Sheet1.U206:Sheet1.U224 Sheet1.AI8:Sheet1.AI26" svg:x="0.166cm" svg:y="1.079cm" svg:width="7.98cm" svg:height="2.982cm">
          <chartooo:coordinate-region svg:x="1.264cm" svg:y="1.278cm" svg:width="6.695cm" svg:height="2.5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6:Sheet1.U224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386cm" svg:height="4.716cm" xlink:href=".." xlink:type="simple" chart:class="chart:line" chart:style-name="ch1">
        <chart:title svg:x="2.178cm" svg:y="0.23cm" chart:style-name="ch2">
          <text:p>BSE: GVWY-vs-AA</text:p>
        </chart:title>
        <chart:plot-area chart:style-name="ch3" table:cell-range-address="Sheet1.F239:Sheet1.F257 Sheet1.AI8:Sheet1.AI26" svg:x="0.167cm" svg:y="1.103cm" svg:width="8.052cm" svg:height="3.519cm">
          <chartooo:coordinate-region svg:x="1.079cm" svg:y="1.302cm" svg:width="6.953cm" svg:height="3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341cm" svg:height="5.253cm" xlink:href=".." xlink:type="simple" chart:class="chart:line" chart:style-name="ch1">
        <chart:title svg:x="2.589cm" svg:y="0.241cm" chart:style-name="ch2">
          <text:p>TBSE:GVWY-vs-AA</text:p>
        </chart:title>
        <chart:plot-area chart:style-name="ch3" table:cell-range-address="Sheet1.J239:Sheet1.J257 Sheet1.AI8:Sheet1.AI26" svg:x="0.186cm" svg:y="1.125cm" svg:width="8.969cm" svg:height="4.023cm">
          <chartooo:coordinate-region svg:x="1.098cm" svg:y="1.324cm" svg:width="7.87cm" svg:height="3.6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531cm" svg:height="5.999cm" xlink:href=".." xlink:type="simple" chart:class="chart:line" chart:style-name="ch1">
        <chart:title svg:x="3.816cm" svg:y="0.255cm" chart:style-name="ch2">
          <text:p>BSE: SHVR-vs-AA</text:p>
        </chart:title>
        <chart:plot-area chart:style-name="ch3" table:cell-range-address="Sheet1.Q240:Sheet1.Q258 Sheet1.AI8:Sheet1.AI26" svg:x="0.23cm" svg:y="1.153cm" svg:width="11.071cm" svg:height="4.727cm">
          <chartooo:coordinate-region svg:x="1.142cm" svg:y="1.352cm" svg:width="9.972cm" svg:height="4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40:Sheet1.Q25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899cm" svg:height="6.402cm" xlink:href=".." xlink:type="simple" chart:class="chart:line" chart:style-name="ch1">
        <chart:title svg:x="3.868cm" svg:y="0.264cm" chart:style-name="ch2">
          <text:p>TBSE: SHVR-vs-AA</text:p>
        </chart:title>
        <chart:plot-area chart:style-name="ch3" table:cell-range-address="Sheet1.U240:Sheet1.U258 Sheet1.AI8:Sheet1.AI26" svg:x="0.237cm" svg:y="1.171cm" svg:width="11.425cm" svg:height="5.103cm">
          <chartooo:coordinate-region svg:x="1.149cm" svg:y="1.37cm" svg:width="10.326cm" svg:height="4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40:Sheet1.U25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878cm" svg:height="5.799cm" xlink:href=".." xlink:type="simple" chart:class="chart:line" chart:style-name="ch1">
        <chart:title svg:x="2.607cm" svg:y="0.251cm" chart:style-name="ch2">
          <text:p>BSE: GVWY-vs-SHVR</text:p>
        </chart:title>
        <chart:plot-area chart:style-name="ch3" table:cell-range-address="Sheet1.F276:Sheet1.F294 Sheet1.AI8:Sheet1.AI26" svg:x="0.197cm" svg:y="1.145cm" svg:width="9.484cm" svg:height="4.539cm">
          <chartooo:coordinate-region svg:x="1.109cm" svg:y="1.344cm" svg:width="8.386cm" svg:height="4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76:Sheet1.F294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337cm" svg:height="4.213cm" xlink:href=".." xlink:type="simple" chart:class="chart:line" chart:style-name="ch1">
        <chart:plot-area chart:style-name="ch2" table:cell-range-address="Sheet1.Q57:Sheet1.Q75 Sheet1.AI8:Sheet1.AI26" svg:x="0.186cm" svg:y="0.084cm" svg:width="8.965cm" svg:height="4.045cm">
          <chartooo:coordinate-region svg:x="1.028cm" svg:y="0.271cm" svg:width="7.91cm" svg:height="3.67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859cm" svg:height="5.88cm" xlink:href=".." xlink:type="simple" chart:class="chart:line" chart:style-name="ch1">
        <chart:title svg:x="1.964cm" svg:y="0.253cm" chart:style-name="ch2">
          <text:p>TBSE: GVWY-vs-SHVR</text:p>
        </chart:title>
        <chart:plot-area chart:style-name="ch3" table:cell-range-address="Sheet1.J276:Sheet1.J294 Sheet1.AI8:Sheet1.AI26" svg:x="0.177cm" svg:y="1.149cm" svg:width="8.505cm" svg:height="4.614cm">
          <chartooo:coordinate-region svg:x="1.089cm" svg:y="1.348cm" svg:width="7.406cm" svg:height="4.2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76:Sheet1.J294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65cm" svg:height="4.03cm" xlink:href=".." xlink:type="simple" chart:class="chart:line" chart:style-name="ch1">
        <chart:plot-area chart:style-name="ch2" table:cell-range-address="Sheet1.U57:Sheet1.U75 Sheet1.AI8:Sheet1.AI26" svg:x="0.255cm" svg:y="0.08cm" svg:width="12.255cm" svg:height="3.87cm">
          <chartooo:coordinate-region svg:x="1.097cm" svg:y="0.266cm" svg:width="11.2cm" svg:height="3.4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7.145cm" svg:height="5.219cm" xlink:href=".." xlink:type="simple" chart:class="chart:line" chart:style-name="ch1">
        <chart:title svg:x="1.604cm" svg:y="0.239cm" chart:style-name="ch2">
          <text:p>BSE: AA-vs-ZIC</text:p>
        </chart:title>
        <chart:plot-area chart:style-name="ch3" table:cell-range-address="Sheet1.F94:Sheet1.F112 Sheet1.AI8:Sheet1.AI26" svg:x="0.142cm" svg:y="1.222cm" svg:width="6.861cm" svg:height="3.893cm">
          <chartooo:coordinate-region svg:x="0.984cm" svg:y="1.409cm" svg:width="5.888cm" svg:height="3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4:Sheet1.F112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03cm" svg:height="5.224cm" xlink:href=".." xlink:type="simple" chart:class="chart:line" chart:style-name="ch1">
        <chart:title svg:x="1.324cm" svg:y="0.239cm" chart:style-name="ch2">
          <text:p>TBSE: AA-vs-ZIC</text:p>
        </chart:title>
        <chart:plot-area chart:style-name="ch3" table:cell-range-address="Sheet1.J94:Sheet1.J112 Sheet1.AI8:Sheet1.AI26" svg:x="0.138cm" svg:y="1.222cm" svg:width="6.627cm" svg:height="3.898cm">
          <chartooo:coordinate-region svg:x="0.98cm" svg:y="1.409cm" svg:width="5.548cm" svg:height="3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4:Sheet1.J112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26cm" svg:height="5.442cm" xlink:href=".." xlink:type="simple" chart:class="chart:line" chart:style-name="ch1">
        <chart:title svg:x="0.964cm" svg:y="0.243cm" chart:style-name="ch2">
          <text:p>BSE: GDX-vs-ZIP</text:p>
        </chart:title>
        <chart:plot-area chart:style-name="ch3" table:cell-range-address="Sheet1.F20:Sheet1.F38 Sheet1.AI8:Sheet1.AI26" svg:x="0.125cm" svg:y="1.23cm" svg:width="6.01cm" svg:height="4.104cm">
          <chartooo:coordinate-region svg:x="0.967cm" svg:y="1.417cm" svg:width="4.931cm" svg:height="3.7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3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">
                <text:p>310</text:p>
                <draw:g>
                  <svg:desc>Sheet1.F20:Sheet1.F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">
                <text:p>80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">
                <text:p>83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">
                <text:p>85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">
                <text:p>79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6">
                <text:p>8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">
                <text:p>80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">
                <text:p>80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">
                <text:p>71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">
                <text:p>46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7.597cm" svg:height="6.078cm" xlink:href=".." xlink:type="simple" chart:class="chart:line" chart:style-name="ch1">
        <chart:title svg:x="1.473cm" svg:y="0.256cm" chart:style-name="ch2">
          <text:p>TBSE: GDX-vs-ZIP</text:p>
        </chart:title>
        <chart:plot-area chart:style-name="ch3" table:cell-range-address="Sheet1.J20:Sheet1.J38 Sheet1.AI8:Sheet1.AI26" svg:x="0.151cm" svg:y="1.256cm" svg:width="7.295cm" svg:height="4.701cm">
          <chartooo:coordinate-region svg:x="0.993cm" svg:y="1.442cm" svg:width="6.322cm" svg:height="4.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:Sheet1.J38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">
                <text:p>186</text:p>
                <draw:g>
                  <svg:desc>Sheet1.J20:Sheet1.J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">
                <text:p>43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">
                <text:p>51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">
                <text:p>41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">
                <text:p>-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2">
                <text:p>-32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0">
                <text:p>-29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2">
                <text:p>-47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6">
                <text:p>-51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8">
                <text:p>-44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96">
                <text:p>-59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72">
                <text:p>-57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8">
                <text:p>-64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8">
                <text:p>-14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7.15cm" svg:height="5.221cm" xlink:href=".." xlink:type="simple" chart:class="chart:line" chart:style-name="ch1">
        <chart:title svg:x="1.634cm" svg:y="0.239cm" chart:style-name="ch2">
          <text:p>BSE: AA-vs-ZIP</text:p>
        </chart:title>
        <chart:plot-area chart:style-name="ch3" table:cell-range-address="Sheet1.F57:Sheet1.F75 Sheet1.AI8:Sheet1.AI26" svg:x="0.143cm" svg:y="1.222cm" svg:width="6.864cm" svg:height="3.895cm">
          <chartooo:coordinate-region svg:x="0.985cm" svg:y="1.408cm" svg:width="5.785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7:Sheet1.F75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F57:Sheet1.F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8">
                <text:p>75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">
                <text:p>68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">
                <text:p>45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">
                <text:p>33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4">
                <text:p>-25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